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99cm" style:rel-column-width="6935*"/>
    </style:style>
    <style:style style:name="Tabela1.B" style:family="table-column">
      <style:table-column-properties style:column-width="5.001cm" style:rel-column-width="19276*"/>
    </style:style>
    <style:style style:name="Tabela1.C" style:family="table-column">
      <style:table-column-properties style:column-width="3.512cm" style:rel-column-width="13538*"/>
    </style:style>
    <style:style style:name="Tabela1.D" style:family="table-column">
      <style:table-column-properties style:column-width="2cm" style:rel-column-width="7710*"/>
    </style:style>
    <style:style style:name="Tabela1.E" style:family="table-column">
      <style:table-column-properties style:column-width="2.088cm" style:rel-column-width="8050*"/>
    </style:style>
    <style:style style:name="Tabela1.F" style:family="table-column">
      <style:table-column-properties style:column-width="2.6cm" style:rel-column-width="10026*"/>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2.695cm" style:rel-column-width="1528*"/>
    </style:style>
    <style:style style:name="Tabela2.B" style:family="table-column">
      <style:table-column-properties style:column-width="5.009cm" style:rel-column-width="2840*"/>
    </style:style>
    <style:style style:name="Tabela2.C" style:family="table-column">
      <style:table-column-properties style:column-width="9.296cm" style:rel-column-width="5270*"/>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rsid="00358463" officeooo:paragraph-rsid="00358463"/>
    </style:style>
    <style:style style:name="P28" style:family="paragraph" style:parent-style-name="Text_20_body">
      <style:text-properties officeooo:rsid="0036ec16" officeooo:paragraph-rsid="0036ec16"/>
    </style:style>
    <style:style style:name="P29" style:family="paragraph" style:parent-style-name="Text_20_body">
      <style:text-properties officeooo:paragraph-rsid="0060aaac"/>
    </style:style>
    <style:style style:name="P30" style:family="paragraph" style:parent-style-name="Text_20_body">
      <style:text-properties officeooo:rsid="0061d5f9" officeooo:paragraph-rsid="00113c68"/>
    </style:style>
    <style:style style:name="P31" style:family="paragraph" style:parent-style-name="Text_20_body">
      <style:text-properties officeooo:paragraph-rsid="0063c0d8"/>
    </style:style>
    <style:style style:name="P32" style:family="paragraph" style:parent-style-name="Text_20_body">
      <style:text-properties officeooo:rsid="0063c0d8" officeooo:paragraph-rsid="0063c0d8"/>
    </style:style>
    <style:style style:name="P33" style:family="paragraph" style:parent-style-name="Text_20_body">
      <style:paragraph-properties fo:text-align="justify" style:justify-single-word="false"/>
      <style:text-properties officeooo:paragraph-rsid="006f76a6"/>
    </style:style>
    <style:style style:name="P34" style:family="paragraph" style:parent-style-name="Text_20_body">
      <style:text-properties officeooo:rsid="006ac03a" officeooo:paragraph-rsid="006ac03a"/>
    </style:style>
    <style:style style:name="P35" style:family="paragraph" style:parent-style-name="Text_20_body">
      <style:text-properties officeooo:paragraph-rsid="006cb3cd"/>
    </style:style>
    <style:style style:name="P36" style:family="paragraph" style:parent-style-name="Text_20_body">
      <style:text-properties officeooo:paragraph-rsid="006e5d8d"/>
    </style:style>
    <style:style style:name="P37" style:family="paragraph" style:parent-style-name="Text_20_body">
      <style:text-properties officeooo:paragraph-rsid="006f51df"/>
    </style:style>
    <style:style style:name="P38" style:family="paragraph" style:parent-style-name="Text_20_body">
      <style:text-properties officeooo:rsid="00708481" officeooo:paragraph-rsid="00708481"/>
    </style:style>
    <style:style style:name="P39" style:family="paragraph" style:parent-style-name="Text_20_body">
      <style:text-properties officeooo:rsid="00715a86" officeooo:paragraph-rsid="00715a86"/>
    </style:style>
    <style:style style:name="P40" style:family="paragraph" style:parent-style-name="Text_20_body">
      <style:text-properties officeooo:paragraph-rsid="00715a86"/>
    </style:style>
    <style:style style:name="P41" style:family="paragraph" style:parent-style-name="Text_20_body">
      <style:text-properties officeooo:rsid="00731e08" officeooo:paragraph-rsid="00731e08"/>
    </style:style>
    <style:style style:name="P42" style:family="paragraph" style:parent-style-name="Bibliography_20_1">
      <style:paragraph-properties>
        <style:tab-stops/>
      </style:paragraph-properties>
    </style:style>
    <style:style style:name="P43" style:family="paragraph" style:parent-style-name="Contents_20_Heading">
      <style:paragraph-properties fo:break-before="page"/>
    </style:style>
    <style:style style:name="P44" style:family="paragraph" style:parent-style-name="Table_20_Contents">
      <style:paragraph-properties fo:text-align="justify" style:justify-single-word="false"/>
      <style:text-properties officeooo:rsid="0063c0d8" officeooo:paragraph-rsid="0063c0d8"/>
    </style:style>
    <style:style style:name="P45" style:family="paragraph" style:parent-style-name="Table_20_Contents">
      <style:paragraph-properties fo:text-align="justify" style:justify-single-word="false"/>
      <style:text-properties officeooo:rsid="0063c0d8" officeooo:paragraph-rsid="00674cce"/>
    </style:style>
    <style:style style:name="P46" style:family="paragraph" style:parent-style-name="Table_20_Contents">
      <style:paragraph-properties fo:text-align="start" style:justify-single-word="false"/>
      <style:text-properties officeooo:rsid="0063c0d8" officeooo:paragraph-rsid="0063c0d8"/>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justify" style:justify-single-word="false"/>
      <style:text-properties officeooo:rsid="00674cce" officeooo:paragraph-rsid="00674cce"/>
    </style:style>
    <style:style style:name="P49" style:family="paragraph" style:parent-style-name="Table_20_Contents">
      <style:paragraph-properties fo:text-align="start" style:justify-single-word="false"/>
      <style:text-properties officeooo:rsid="00674cce" officeooo:paragraph-rsid="00674cce"/>
    </style:style>
    <style:style style:name="P50" style:family="paragraph" style:parent-style-name="Table_20_Contents">
      <style:paragraph-properties fo:text-align="center" style:justify-single-word="false"/>
      <style:text-properties fo:font-variant="normal" fo:text-transform="none" fo:color="#202122" loext:opacity="100%" fo:letter-spacing="normal"/>
    </style:style>
    <style:style style:name="P51"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52"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53" style:family="paragraph" style:parent-style-name="Table_20_Contents">
      <style:paragraph-properties fo:text-align="justify" style:justify-single-word="false"/>
      <style:text-properties officeooo:rsid="0067cd27" officeooo:paragraph-rsid="0067cd27"/>
    </style:style>
    <style:style style:name="P54" style:family="paragraph" style:parent-style-name="Table_20_Contents">
      <style:paragraph-properties fo:text-align="start" style:justify-single-word="false"/>
      <style:text-properties officeooo:rsid="0067cd27" officeooo:paragraph-rsid="0067cd27"/>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Heading_20_1">
      <style:text-properties officeooo:rsid="00101f13" officeooo:paragraph-rsid="00101f13"/>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101f13" officeooo:paragraph-rsid="00101f13"/>
    </style:style>
    <style:style style:name="P61" style:family="paragraph" style:parent-style-name="Heading_20_2">
      <style:text-properties officeooo:paragraph-rsid="00101f13"/>
    </style:style>
    <style:style style:name="P62" style:family="paragraph" style:parent-style-name="Heading_20_2" style:list-style-name="">
      <style:text-properties officeooo:rsid="00101f13" officeooo:paragraph-rsid="00101f13"/>
    </style:style>
    <style:style style:name="P63" style:family="paragraph" style:parent-style-name="Heading_20_2">
      <style:text-properties officeooo:rsid="00101f13" officeooo:paragraph-rsid="00113c68"/>
    </style:style>
    <style:style style:name="P64" style:family="paragraph" style:parent-style-name="Heading_20_2">
      <style:text-properties officeooo:rsid="00101f13" officeooo:paragraph-rsid="00101f13"/>
    </style:style>
    <style:style style:name="P65" style:family="paragraph" style:parent-style-name="Heading_20_2">
      <style:text-properties officeooo:rsid="00113c68" officeooo:paragraph-rsid="00113c68"/>
    </style:style>
    <style:style style:name="P66" style:family="paragraph" style:parent-style-name="Heading_20_2">
      <style:text-properties officeooo:paragraph-rsid="00113c68"/>
    </style:style>
    <style:style style:name="P67" style:family="paragraph" style:parent-style-name="Heading_20_2">
      <style:paragraph-properties fo:break-before="page"/>
      <style:text-properties officeooo:rsid="00101f13" officeooo:paragraph-rsid="00101f13"/>
    </style:style>
    <style:style style:name="P68" style:family="paragraph" style:parent-style-name="Heading_20_3">
      <style:text-properties officeooo:rsid="00113c68" officeooo:paragraph-rsid="00113c68"/>
    </style:style>
    <style:style style:name="P69" style:family="paragraph" style:parent-style-name="Standard" style:master-page-name="First_20_Page">
      <style:paragraph-properties style:page-number="auto"/>
      <style:text-properties officeooo:paragraph-rsid="000c32e3"/>
    </style:style>
    <style:style style:name="P70" style:family="paragraph" style:parent-style-name="Standard" style:master-page-name="First_20_Page">
      <style:paragraph-properties style:page-number="auto" fo:break-before="page"/>
    </style:style>
    <style:style style:name="P71"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72"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73" style:family="paragraph" style:parent-style-name="Standard">
      <style:paragraph-properties fo:margin-left="0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74" style:family="paragraph" style:parent-style-name="Table_20_Contents">
      <style:paragraph-properties fo:text-align="start" style:justify-single-word="false"/>
      <style:text-properties officeooo:rsid="0076d912" officeooo:paragraph-rsid="0076d912"/>
    </style:style>
    <style:style style:name="P75" style:family="paragraph" style:parent-style-name="Table_20_Contents">
      <style:paragraph-properties fo:text-align="start" style:justify-single-word="false"/>
      <style:text-properties officeooo:rsid="0076d912" officeooo:paragraph-rsid="00770a88"/>
    </style:style>
    <style:style style:name="P76" style:family="paragraph" style:parent-style-name="Table_20_Contents">
      <style:paragraph-properties fo:text-align="start" style:justify-single-word="false"/>
      <style:text-properties officeooo:paragraph-rsid="00770a88"/>
    </style:style>
    <style:style style:name="P77" style:family="paragraph" style:parent-style-name="Table_20_Contents">
      <style:paragraph-properties fo:text-align="start" style:justify-single-word="false"/>
      <style:text-properties officeooo:rsid="00770a88" officeooo:paragraph-rsid="00770a88"/>
    </style:style>
    <style:style style:name="P78" style:family="paragraph" style:parent-style-name="Text_20_body" style:list-style-name="L1">
      <style:text-properties officeooo:paragraph-rsid="0050552f"/>
    </style:style>
    <style:style style:name="P79" style:family="paragraph" style:parent-style-name="Text_20_body" style:list-style-name="L1">
      <style:text-properties officeooo:rsid="0050552f" officeooo:paragraph-rsid="0050552f"/>
    </style:style>
    <style:style style:name="P80" style:family="paragraph" style:parent-style-name="Text_20_body" style:list-style-name="L2">
      <style:text-properties officeooo:paragraph-rsid="00101f13"/>
    </style:style>
    <style:style style:name="P81" style:family="paragraph" style:parent-style-name="Text_20_body" style:list-style-name="L3">
      <style:text-properties officeooo:rsid="006f51df" officeooo:paragraph-rsid="006f51df"/>
    </style:style>
    <style:style style:name="P82" style:family="paragraph" style:parent-style-name="Text_20_body" style:list-style-name="L4">
      <style:paragraph-properties fo:text-align="start" style:justify-single-word="false"/>
      <style:text-properties officeooo:rsid="006f51df" officeooo:paragraph-rsid="006f51df"/>
    </style:style>
    <style:style style:name="P83" style:family="paragraph" style:parent-style-name="Text_20_body" style:list-style-name="L5">
      <style:text-properties officeooo:paragraph-rsid="0011b6bc"/>
    </style:style>
    <style:style style:name="P84" style:family="paragraph" style:parent-style-name="Text_20_body" style:list-style-name="L5">
      <style:text-properties officeooo:paragraph-rsid="0013aa9d"/>
    </style:style>
    <style:style style:name="P85" style:family="paragraph" style:parent-style-name="Text_20_body" style:list-style-name="L5">
      <style:text-properties officeooo:rsid="0011b6bc" officeooo:paragraph-rsid="0013aa9d"/>
    </style:style>
    <style:style style:name="P86" style:family="paragraph" style:parent-style-name="Text_20_body" style:list-style-name="L6">
      <style:text-properties officeooo:paragraph-rsid="001561d0"/>
    </style:style>
    <style:style style:name="P87" style:family="paragraph" style:parent-style-name="Text_20_body" style:list-style-name="L6">
      <style:paragraph-properties fo:text-align="justify" style:justify-single-word="false"/>
      <style:text-properties officeooo:paragraph-rsid="0014962c"/>
    </style:style>
    <style:style style:name="P88" style:family="paragraph" style:parent-style-name="Text_20_body" style:list-style-name="L6">
      <style:text-properties officeooo:rsid="0016eae1" officeooo:paragraph-rsid="0016eae1"/>
    </style:style>
    <style:style style:name="P89" style:family="paragraph" style:parent-style-name="Text_20_body" style:list-style-name="L7">
      <style:text-properties officeooo:paragraph-rsid="001d6a12"/>
    </style:style>
    <style:style style:name="P90" style:family="paragraph" style:parent-style-name="Text_20_body" style:list-style-name="L7">
      <style:text-properties officeooo:rsid="001d6a12" officeooo:paragraph-rsid="001d6a12"/>
    </style:style>
    <style:style style:name="P91" style:family="paragraph" style:parent-style-name="Text_20_body" style:list-style-name="L7">
      <style:text-properties officeooo:rsid="001e060d" officeooo:paragraph-rsid="001e060d"/>
    </style:style>
    <style:style style:name="P92" style:family="paragraph" style:parent-style-name="Text_20_body" style:list-style-name="L8">
      <style:text-properties officeooo:paragraph-rsid="0022ba64"/>
    </style:style>
    <style:style style:name="P93" style:family="paragraph" style:parent-style-name="Text_20_body" style:list-style-name="L8">
      <style:text-properties officeooo:rsid="001a3073" officeooo:paragraph-rsid="0022ba64"/>
    </style:style>
    <style:style style:name="P94" style:family="paragraph" style:parent-style-name="Text_20_body" style:list-style-name="L9">
      <style:text-properties officeooo:paragraph-rsid="00352f60"/>
    </style:style>
    <style:style style:name="P95" style:family="paragraph" style:parent-style-name="Text_20_body" style:list-style-name="L9">
      <style:text-properties officeooo:rsid="00358463" officeooo:paragraph-rsid="00358463"/>
    </style:style>
    <style:style style:name="P96" style:family="paragraph" style:parent-style-name="Text_20_body" style:list-style-name="L10">
      <style:text-properties officeooo:rsid="0063c0d8" officeooo:paragraph-rsid="0063c0d8"/>
    </style:style>
    <style:style style:name="P97" style:family="paragraph" style:parent-style-name="Text_20_body" style:list-style-name="L12">
      <style:text-properties officeooo:rsid="0063c0d8" officeooo:paragraph-rsid="0063c0d8"/>
    </style:style>
    <style:style style:name="P98" style:family="paragraph" style:parent-style-name="Text_20_body" style:list-style-name="L11">
      <style:text-properties officeooo:rsid="00607cf9" officeooo:paragraph-rsid="00607cf9"/>
    </style:style>
    <style:style style:name="P99" style:family="paragraph" style:parent-style-name="Text_20_body">
      <style:text-properties officeooo:paragraph-rsid="00749686"/>
    </style:style>
    <style:style style:name="P100" style:family="paragraph" style:parent-style-name="Text_20_body">
      <style:text-properties officeooo:paragraph-rsid="0076d912"/>
    </style:style>
    <style:style style:name="P101" style:family="paragraph" style:parent-style-name="Text_20_body">
      <style:text-properties officeooo:paragraph-rsid="0060aaac"/>
    </style:style>
    <style:style style:name="P102" style:family="paragraph">
      <loext:graphic-properties draw:fill="gradient" draw:fill-color="#ffffff" draw:fill-gradient-name="Gradient_20_1"/>
      <style:paragraph-properties fo:text-align="center" style:writing-mode="lr-tb"/>
    </style:style>
    <style:style style:name="P103" style:family="paragraph">
      <loext:graphic-properties draw:fill="solid" draw:fill-color="#1f1a17"/>
      <style:paragraph-properties style:writing-mode="lr-tb"/>
    </style:style>
    <style:style style:name="P104" style:family="paragraph">
      <loext:graphic-properties draw:fill="solid" draw:fill-color="#221d1b"/>
      <style:paragraph-properties style:writing-mode="lr-tb"/>
    </style:style>
    <style:style style:name="P105" style:family="paragraph">
      <loext:graphic-properties draw:fill="solid" draw:fill-color="#26211f"/>
      <style:paragraph-properties style:writing-mode="lr-tb"/>
    </style:style>
    <style:style style:name="P106" style:family="paragraph">
      <loext:graphic-properties draw:fill="solid" draw:fill-color="#282422"/>
      <style:paragraph-properties style:writing-mode="lr-tb"/>
    </style:style>
    <style:style style:name="P107" style:family="paragraph">
      <loext:graphic-properties draw:fill="solid" draw:fill-color="#2c2726"/>
      <style:paragraph-properties style:writing-mode="lr-tb"/>
    </style:style>
    <style:style style:name="P108" style:family="paragraph">
      <loext:graphic-properties draw:fill="solid" draw:fill-color="#2e2a27"/>
      <style:paragraph-properties style:writing-mode="lr-tb"/>
    </style:style>
    <style:style style:name="P109" style:family="paragraph">
      <loext:graphic-properties draw:fill="solid" draw:fill-color="#302c2b"/>
      <style:paragraph-properties style:writing-mode="lr-tb"/>
    </style:style>
    <style:style style:name="P110" style:family="paragraph">
      <loext:graphic-properties draw:fill="solid" draw:fill-color="#33302e"/>
      <style:paragraph-properties style:writing-mode="lr-tb"/>
    </style:style>
    <style:style style:name="P111" style:family="paragraph">
      <loext:graphic-properties draw:fill="solid" draw:fill-color="#35322f"/>
      <style:paragraph-properties style:writing-mode="lr-tb"/>
    </style:style>
    <style:style style:name="P112" style:family="paragraph">
      <loext:graphic-properties draw:fill="solid" draw:fill-color="#373432"/>
      <style:paragraph-properties style:writing-mode="lr-tb"/>
    </style:style>
    <style:style style:name="P113" style:family="paragraph">
      <loext:graphic-properties draw:fill="solid" draw:fill-color="#393633"/>
      <style:paragraph-properties style:writing-mode="lr-tb"/>
    </style:style>
    <style:style style:name="P114" style:family="paragraph">
      <loext:graphic-properties draw:fill="solid" draw:fill-color="#3c3836"/>
      <style:paragraph-properties style:writing-mode="lr-tb"/>
    </style:style>
    <style:style style:name="P115" style:family="paragraph">
      <loext:graphic-properties draw:fill="solid" draw:fill-color="#3e3a39"/>
      <style:paragraph-properties style:writing-mode="lr-tb"/>
    </style:style>
    <style:style style:name="P116" style:family="paragraph">
      <loext:graphic-properties draw:fill="solid" draw:fill-color="#3f3c3a"/>
      <style:paragraph-properties style:writing-mode="lr-tb"/>
    </style:style>
    <style:style style:name="P117" style:family="paragraph">
      <loext:graphic-properties draw:fill="solid" draw:fill-color="#413e3c"/>
      <style:paragraph-properties style:writing-mode="lr-tb"/>
    </style:style>
    <style:style style:name="P118" style:family="paragraph">
      <loext:graphic-properties draw:fill="solid" draw:fill-color="#43403e"/>
      <style:paragraph-properties style:writing-mode="lr-tb"/>
    </style:style>
    <style:style style:name="P119" style:family="paragraph">
      <loext:graphic-properties draw:fill="solid" draw:fill-color="#464341"/>
      <style:paragraph-properties style:writing-mode="lr-tb"/>
    </style:style>
    <style:style style:name="P120" style:family="paragraph">
      <loext:graphic-properties draw:fill="solid" draw:fill-color="#484544"/>
      <style:paragraph-properties style:writing-mode="lr-tb"/>
    </style:style>
    <style:style style:name="P121" style:family="paragraph">
      <loext:graphic-properties draw:fill="solid" draw:fill-color="#4a4745"/>
      <style:paragraph-properties style:writing-mode="lr-tb"/>
    </style:style>
    <style:style style:name="P122" style:family="paragraph">
      <loext:graphic-properties draw:fill="solid" draw:fill-color="#4d4a48"/>
      <style:paragraph-properties style:writing-mode="lr-tb"/>
    </style:style>
    <style:style style:name="P123" style:family="paragraph">
      <loext:graphic-properties draw:fill="solid" draw:fill-color="#4e4b4a"/>
      <style:paragraph-properties style:writing-mode="lr-tb"/>
    </style:style>
    <style:style style:name="P124" style:family="paragraph">
      <loext:graphic-properties draw:fill="solid" draw:fill-color="#514e4c"/>
      <style:paragraph-properties style:writing-mode="lr-tb"/>
    </style:style>
    <style:style style:name="P125" style:family="paragraph">
      <loext:graphic-properties draw:fill="solid" draw:fill-color="#53504e"/>
      <style:paragraph-properties style:writing-mode="lr-tb"/>
    </style:style>
    <style:style style:name="P126" style:family="paragraph">
      <loext:graphic-properties draw:fill="solid" draw:fill-color="#545250"/>
      <style:paragraph-properties style:writing-mode="lr-tb"/>
    </style:style>
    <style:style style:name="P127" style:family="paragraph">
      <loext:graphic-properties draw:fill="solid" draw:fill-color="#565452"/>
      <style:paragraph-properties style:writing-mode="lr-tb"/>
    </style:style>
    <style:style style:name="P128" style:family="paragraph">
      <loext:graphic-properties draw:fill="solid" draw:fill-color="#585554"/>
      <style:paragraph-properties style:writing-mode="lr-tb"/>
    </style:style>
    <style:style style:name="P129" style:family="paragraph">
      <loext:graphic-properties draw:fill="solid" draw:fill-color="#5a5756"/>
      <style:paragraph-properties style:writing-mode="lr-tb"/>
    </style:style>
    <style:style style:name="P130" style:family="paragraph">
      <loext:graphic-properties draw:fill="solid" draw:fill-color="#5b5957"/>
      <style:paragraph-properties style:writing-mode="lr-tb"/>
    </style:style>
    <style:style style:name="P131" style:family="paragraph">
      <loext:graphic-properties draw:fill="solid" draw:fill-color="#5d5a59"/>
      <style:paragraph-properties style:writing-mode="lr-tb"/>
    </style:style>
    <style:style style:name="P132" style:family="paragraph">
      <loext:graphic-properties draw:fill="solid" draw:fill-color="#5f5d5c"/>
      <style:paragraph-properties style:writing-mode="lr-tb"/>
    </style:style>
    <style:style style:name="P133" style:family="paragraph">
      <loext:graphic-properties draw:fill="solid" draw:fill-color="#615e5d"/>
      <style:paragraph-properties style:writing-mode="lr-tb"/>
    </style:style>
    <style:style style:name="P134" style:family="paragraph">
      <loext:graphic-properties draw:fill="solid" draw:fill-color="#636160"/>
      <style:paragraph-properties style:writing-mode="lr-tb"/>
    </style:style>
    <style:style style:name="P135" style:family="paragraph">
      <loext:graphic-properties draw:fill="solid" draw:fill-color="#656261"/>
      <style:paragraph-properties style:writing-mode="lr-tb"/>
    </style:style>
    <style:style style:name="P136" style:family="paragraph">
      <loext:graphic-properties draw:fill="solid" draw:fill-color="#676563"/>
      <style:paragraph-properties style:writing-mode="lr-tb"/>
    </style:style>
    <style:style style:name="P137" style:family="paragraph">
      <loext:graphic-properties draw:fill="solid" draw:fill-color="#696766"/>
      <style:paragraph-properties style:writing-mode="lr-tb"/>
    </style:style>
    <style:style style:name="P138" style:family="paragraph">
      <loext:graphic-properties draw:fill="solid" draw:fill-color="#6a6867"/>
      <style:paragraph-properties style:writing-mode="lr-tb"/>
    </style:style>
    <style:style style:name="P139" style:family="paragraph">
      <loext:graphic-properties draw:fill="solid" draw:fill-color="#6c6a69"/>
      <style:paragraph-properties style:writing-mode="lr-tb"/>
    </style:style>
    <style:style style:name="P140" style:family="paragraph">
      <loext:graphic-properties draw:fill="solid" draw:fill-color="#6e6c6b"/>
      <style:paragraph-properties style:writing-mode="lr-tb"/>
    </style:style>
    <style:style style:name="P141" style:family="paragraph">
      <loext:graphic-properties draw:fill="solid" draw:fill-color="#706e6d"/>
      <style:paragraph-properties style:writing-mode="lr-tb"/>
    </style:style>
    <style:style style:name="P142" style:family="paragraph">
      <loext:graphic-properties draw:fill="solid" draw:fill-color="#71706f"/>
      <style:paragraph-properties style:writing-mode="lr-tb"/>
    </style:style>
    <style:style style:name="P143" style:family="paragraph">
      <loext:graphic-properties draw:fill="solid" draw:fill-color="#737170"/>
      <style:paragraph-properties style:writing-mode="lr-tb"/>
    </style:style>
    <style:style style:name="P144" style:family="paragraph">
      <loext:graphic-properties draw:fill="solid" draw:fill-color="#757372"/>
      <style:paragraph-properties style:writing-mode="lr-tb"/>
    </style:style>
    <style:style style:name="P145" style:family="paragraph">
      <loext:graphic-properties draw:fill="solid" draw:fill-color="#767473"/>
      <style:paragraph-properties style:writing-mode="lr-tb"/>
    </style:style>
    <style:style style:name="P146" style:family="paragraph">
      <loext:graphic-properties draw:fill="solid" draw:fill-color="#787676"/>
      <style:paragraph-properties style:writing-mode="lr-tb"/>
    </style:style>
    <style:style style:name="P147" style:family="paragraph">
      <loext:graphic-properties draw:fill="solid" draw:fill-color="#7a7978"/>
      <style:paragraph-properties style:writing-mode="lr-tb"/>
    </style:style>
    <style:style style:name="P148" style:family="paragraph">
      <loext:graphic-properties draw:fill="solid" draw:fill-color="#7c7a79"/>
      <style:paragraph-properties style:writing-mode="lr-tb"/>
    </style:style>
    <style:style style:name="P149" style:family="paragraph">
      <loext:graphic-properties draw:fill="solid" draw:fill-color="#7e7d7c"/>
      <style:paragraph-properties style:writing-mode="lr-tb"/>
    </style:style>
    <style:style style:name="P150" style:family="paragraph">
      <loext:graphic-properties draw:fill="solid" draw:fill-color="#7f7e7d"/>
      <style:paragraph-properties style:writing-mode="lr-tb"/>
    </style:style>
    <style:style style:name="P151" style:family="paragraph">
      <loext:graphic-properties draw:fill="solid" draw:fill-color="#82807f"/>
      <style:paragraph-properties style:writing-mode="lr-tb"/>
    </style:style>
    <style:style style:name="P152" style:family="paragraph">
      <loext:graphic-properties draw:fill="solid" draw:fill-color="#848282"/>
      <style:paragraph-properties style:writing-mode="lr-tb"/>
    </style:style>
    <style:style style:name="P153" style:family="paragraph">
      <loext:graphic-properties draw:fill="none" draw:fill-color="#99cc00"/>
      <style:paragraph-properties fo:text-align="center" style:writing-mode="lr-tb"/>
    </style:style>
    <style:style style:name="P154" style:family="paragraph">
      <loext:graphic-properties draw:fill="solid" draw:fill-color="#8b0002"/>
      <style:paragraph-properties style:writing-mode="lr-tb"/>
    </style:style>
    <style:style style:name="P155" style:family="paragraph">
      <loext:graphic-properties draw:fill="solid" draw:fill-color="#969696" draw:opacity="100%"/>
      <style:paragraph-properties style:writing-mode="lr-tb"/>
    </style:style>
    <style:style style:name="P156" style:family="paragraph">
      <loext:graphic-properties draw:fill="solid" draw:fill-color="#8b0002" draw:opacity="100%"/>
      <style:paragraph-properties style:writing-mode="lr-tb"/>
    </style:style>
    <style:style style:name="P157"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T22" style:family="text">
      <style:text-properties officeooo:rsid="0019d4d0"/>
    </style:style>
    <style:style style:name="T23" style:family="text">
      <style:text-properties officeooo:rsid="001a3073"/>
    </style:style>
    <style:style style:name="T24" style:family="text">
      <style:text-properties officeooo:rsid="001a69e0"/>
    </style:style>
    <style:style style:name="T25" style:family="text">
      <style:text-properties officeooo:rsid="001b8e9e"/>
    </style:style>
    <style:style style:name="T26" style:family="text">
      <style:text-properties officeooo:rsid="001d1ab0"/>
    </style:style>
    <style:style style:name="T27" style:family="text">
      <style:text-properties officeooo:rsid="001d6a12"/>
    </style:style>
    <style:style style:name="T28" style:family="text">
      <style:text-properties officeooo:rsid="001e060d"/>
    </style:style>
    <style:style style:name="T29" style:family="text">
      <style:text-properties officeooo:rsid="001ff3cd"/>
    </style:style>
    <style:style style:name="T30" style:family="text">
      <style:text-properties officeooo:rsid="001ffc49"/>
    </style:style>
    <style:style style:name="T31" style:family="text">
      <style:text-properties officeooo:rsid="00225b5e"/>
    </style:style>
    <style:style style:name="T32" style:family="text">
      <style:text-properties officeooo:rsid="0022ba64"/>
    </style:style>
    <style:style style:name="T33" style:family="text">
      <style:text-properties officeooo:rsid="00234eed"/>
    </style:style>
    <style:style style:name="T34" style:family="text">
      <style:text-properties officeooo:rsid="002be0c9"/>
    </style:style>
    <style:style style:name="T35" style:family="text">
      <style:text-properties officeooo:rsid="002d65bc"/>
    </style:style>
    <style:style style:name="T36" style:family="text">
      <style:text-properties officeooo:rsid="00352f60"/>
    </style:style>
    <style:style style:name="T37" style:family="text">
      <style:text-properties officeooo:rsid="00358463"/>
    </style:style>
    <style:style style:name="T38" style:family="text">
      <style:text-properties officeooo:rsid="0036ec16"/>
    </style:style>
    <style:style style:name="T39" style:family="text">
      <style:text-properties officeooo:rsid="00370081"/>
    </style:style>
    <style:style style:name="T40" style:family="text">
      <style:text-properties officeooo:rsid="0037a191"/>
    </style:style>
    <style:style style:name="T41" style:family="text">
      <style:text-properties officeooo:rsid="0038578b"/>
    </style:style>
    <style:style style:name="T42"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3"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4"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5"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749686" style:font-name-asian="PingFang SC" style:font-size-asian="10.5pt" style:font-weight-asian="normal" style:font-name-complex="Arial Unicode MS" style:font-size-complex="12pt" style:font-weight-complex="normal"/>
    </style:style>
    <style:style style:name="T61" style:family="text">
      <style:text-properties officeooo:rsid="0046097f"/>
    </style:style>
    <style:style style:name="T62" style:family="text">
      <style:text-properties officeooo:rsid="004d0281"/>
    </style:style>
    <style:style style:name="T63" style:family="text">
      <style:text-properties officeooo:rsid="00545f91"/>
    </style:style>
    <style:style style:name="T64" style:family="text">
      <style:text-properties officeooo:rsid="00556e33"/>
    </style:style>
    <style:style style:name="T65" style:family="text">
      <style:text-properties officeooo:rsid="00566974"/>
    </style:style>
    <style:style style:name="T66" style:family="text">
      <style:text-properties officeooo:rsid="00570226"/>
    </style:style>
    <style:style style:name="T67" style:family="text">
      <style:text-properties officeooo:rsid="0058d036"/>
    </style:style>
    <style:style style:name="T68" style:family="text">
      <style:text-properties officeooo:rsid="005983ad"/>
    </style:style>
    <style:style style:name="T69" style:family="text">
      <style:text-properties officeooo:rsid="0059dbb2"/>
    </style:style>
    <style:style style:name="T70" style:family="text">
      <style:text-properties officeooo:rsid="005b08a9"/>
    </style:style>
    <style:style style:name="T71" style:family="text">
      <style:text-properties officeooo:rsid="005c384b"/>
    </style:style>
    <style:style style:name="T72" style:family="text">
      <style:text-properties officeooo:rsid="005e8bdd"/>
    </style:style>
    <style:style style:name="T73" style:family="text">
      <style:text-properties officeooo:rsid="00607cf9"/>
    </style:style>
    <style:style style:name="T74" style:family="text">
      <style:text-properties officeooo:rsid="0060aaac"/>
    </style:style>
    <style:style style:name="T75" style:family="text">
      <style:text-properties officeooo:rsid="0061d5f9"/>
    </style:style>
    <style:style style:name="T76" style:family="text">
      <style:text-properties officeooo:rsid="0063c0d8"/>
    </style:style>
    <style:style style:name="T77" style:family="text">
      <style:text-properties officeooo:rsid="00674cce"/>
    </style:style>
    <style:style style:name="T78" style:family="text">
      <style:text-properties officeooo:rsid="006be6e0"/>
    </style:style>
    <style:style style:name="T79" style:family="text">
      <style:text-properties officeooo:rsid="006cb3cd"/>
    </style:style>
    <style:style style:name="T80" style:family="text">
      <style:text-properties officeooo:rsid="006ddac1"/>
    </style:style>
    <style:style style:name="T81" style:family="text">
      <style:text-properties officeooo:rsid="006e3927"/>
    </style:style>
    <style:style style:name="T82" style:family="text">
      <style:text-properties officeooo:rsid="006e5d8d"/>
    </style:style>
    <style:style style:name="T83" style:family="text">
      <style:text-properties officeooo:rsid="006f51df"/>
    </style:style>
    <style:style style:name="T84" style:family="text">
      <style:text-properties officeooo:rsid="006f76a6"/>
    </style:style>
    <style:style style:name="T85" style:family="text">
      <style:text-properties officeooo:rsid="00715a86"/>
    </style:style>
    <style:style style:name="T86" style:family="text">
      <style:text-properties officeooo:rsid="00731e08"/>
    </style:style>
    <style:style style:name="T87" style:family="text">
      <style:text-properties officeooo:rsid="00749686"/>
    </style:style>
    <style:style style:name="T88" style:family="text">
      <style:text-properties officeooo:rsid="00760044"/>
    </style:style>
    <style:style style:name="T89" style:family="text">
      <style:text-properties officeooo:rsid="0076d912"/>
    </style:style>
    <style:style style:name="T90" style:family="text">
      <style:text-properties officeooo:rsid="00770a88"/>
    </style:style>
    <style:style style:name="T91" style:family="text">
      <style:text-properties officeooo:rsid="007825d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g text:anchor-type="char" draw:z-index="0" draw:name="Kształt1" draw:style-name="gr1"><draw:rect draw:style-name="gr55" draw:text-style-name="P153" svg:width="2.2cm" svg:height="3.534cm" svg:x="0.61cm" svg:y="0.651cm"><text:p/></draw:rect><draw:g draw:style-name="gr3"><draw:custom-shape draw:style-name="gr56" draw:text-style-name="P154" svg:width="2.2cm" svg:height="3.492cm" svg:x="0.61cm" svg:y="0.651cm"><text:p/><draw:enhanced-geometry svg:viewBox="0 0 21600 21600" draw:type="rectangle" draw:enhanced-path="M 0 0 L 21600 0 21600 21600 0 21600 0 0 Z N"/></draw:custom-shape><draw:custom-shape draw:style-name="gr57" draw:text-style-name="P155"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55"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56"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55"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55"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54" svg:width="0.414cm" svg:height="0.135cm" svg:x="1.522cm" svg:y="2.216cm"><text:p/><draw:enhanced-geometry svg:viewBox="0 0 21600 21600" draw:type="rectangle" draw:enhanced-path="M 0 0 L 21600 0 21600 21600 0 21600 0 0 Z N"/></draw:custom-shape><draw:custom-shape draw:style-name="gr63" draw:text-style-name="P155"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55"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55"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56"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55"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57"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102" svg:width="2.2cm" svg:height="24.605cm" svg:x="0.612cm" svg:y="4.184cm"><text:p/></draw:rect><draw:g draw:style-name="gr3"><draw:custom-shape draw:style-name="gr4" draw:text-style-name="P103" svg:width="0.276cm" svg:height="0.041cm" svg:x="1.06cm" svg:y="28.443cm"><text:p/><draw:enhanced-geometry svg:viewBox="0 0 453 68" draw:type="non-primitive" draw:enhanced-path="M 66 0 L 453 68 0 68 66 0 Z N"/></draw:custom-shape><draw:custom-shape draw:style-name="gr5" draw:text-style-name="P104" svg:width="0.345cm" svg:height="0.066cm" svg:x="1.078cm" svg:y="28.418cm"><text:p/><draw:enhanced-geometry svg:viewBox="0 0 563 107" draw:type="non-primitive" draw:enhanced-path="M 171 107 L 0 77 75 0 563 86 543 107 171 107 Z N"/></draw:custom-shape><draw:custom-shape draw:style-name="gr6" draw:text-style-name="P105" svg:width="0.343cm" svg:height="0.091cm" svg:x="1.102cm" svg:y="28.393cm"><text:p/><draw:enhanced-geometry svg:viewBox="0 0 562 145" draw:type="non-primitive" draw:enhanced-path="M 387 145 L 0 77 74 0 562 86 505 145 387 145 Z N"/></draw:custom-shape><draw:custom-shape draw:style-name="gr7" draw:text-style-name="P106" svg:width="0.343cm" svg:height="0.1cm" svg:x="1.124cm" svg:y="28.37cm"><text:p/><draw:enhanced-geometry svg:viewBox="0 0 562 162" draw:type="non-primitive" draw:enhanced-path="M 488 162 L 0 76 73 0 562 86 488 162 Z N"/></draw:custom-shape><draw:custom-shape draw:style-name="gr8" draw:text-style-name="P107" svg:width="0.343cm" svg:height="0.1cm" svg:x="1.146cm" svg:y="28.346cm"><text:p/><draw:enhanced-geometry svg:viewBox="0 0 562 163" draw:type="non-primitive" draw:enhanced-path="M 488 163 L 0 77 74 0 562 86 488 163 Z N"/></draw:custom-shape><draw:custom-shape draw:style-name="gr9" draw:text-style-name="P108" svg:width="0.345cm" svg:height="0.098cm" svg:x="1.168cm" svg:y="28.325cm"><text:p/><draw:enhanced-geometry svg:viewBox="0 0 564 163" draw:type="non-primitive" draw:enhanced-path="M 489 163 L 0 77 75 0 564 86 489 163 Z N"/></draw:custom-shape><draw:custom-shape draw:style-name="gr10" draw:text-style-name="P109" svg:width="0.343cm" svg:height="0.1cm" svg:x="1.192cm" svg:y="28.3cm"><text:p/><draw:enhanced-geometry svg:viewBox="0 0 562 162" draw:type="non-primitive" draw:enhanced-path="M 488 162 L 0 76 74 0 562 86 488 162 Z N"/></draw:custom-shape><draw:custom-shape draw:style-name="gr11" draw:text-style-name="P110" svg:width="0.343cm" svg:height="0.098cm" svg:x="1.215cm" svg:y="28.279cm"><text:p/><draw:enhanced-geometry svg:viewBox="0 0 562 163" draw:type="non-primitive" draw:enhanced-path="M 489 163 L 0 77 74 0 562 86 489 163 Z N"/></draw:custom-shape><draw:custom-shape draw:style-name="gr12" draw:text-style-name="P111" svg:width="0.345cm" svg:height="0.1cm" svg:x="1.236cm" svg:y="28.254cm"><text:p/><draw:enhanced-geometry svg:viewBox="0 0 563 163" draw:type="non-primitive" draw:enhanced-path="M 488 163 L 0 77 74 0 563 86 488 163 Z N"/></draw:custom-shape><draw:custom-shape draw:style-name="gr13" draw:text-style-name="P112" svg:width="0.345cm" svg:height="0.1cm" svg:x="1.259cm" svg:y="28.229cm"><text:p/><draw:enhanced-geometry svg:viewBox="0 0 563 162" draw:type="non-primitive" draw:enhanced-path="M 488 162 L 0 76 74 0 563 86 488 162 Z N"/></draw:custom-shape><draw:custom-shape draw:style-name="gr14" draw:text-style-name="P113" svg:width="0.343cm" svg:height="0.098cm" svg:x="1.284cm" svg:y="28.206cm"><text:p/><draw:enhanced-geometry svg:viewBox="0 0 562 163" draw:type="non-primitive" draw:enhanced-path="M 489 163 L 0 77 75 0 562 86 489 163 Z N"/></draw:custom-shape><draw:custom-shape draw:style-name="gr15" draw:text-style-name="P114" svg:width="0.343cm" svg:height="0.1cm" svg:x="1.305cm" svg:y="28.183cm"><text:p/><draw:enhanced-geometry svg:viewBox="0 0 562 163" draw:type="non-primitive" draw:enhanced-path="M 489 163 L 0 77 74 0 562 86 489 163 Z N"/></draw:custom-shape><draw:custom-shape draw:style-name="gr16" draw:text-style-name="P115" svg:width="0.345cm" svg:height="0.098cm" svg:x="1.328cm" svg:y="28.161cm"><text:p/><draw:enhanced-geometry svg:viewBox="0 0 562 162" draw:type="non-primitive" draw:enhanced-path="M 487 162 L 0 76 73 0 562 86 487 162 Z N"/></draw:custom-shape><draw:custom-shape draw:style-name="gr17" draw:text-style-name="P116" svg:width="0.345cm" svg:height="0.1cm" svg:x="1.349cm" svg:y="28.136cm"><text:p/><draw:enhanced-geometry svg:viewBox="0 0 563 163" draw:type="non-primitive" draw:enhanced-path="M 488 163 L 0 77 75 0 563 86 488 163 Z N"/></draw:custom-shape><draw:custom-shape draw:style-name="gr18" draw:text-style-name="P117" svg:width="0.343cm" svg:height="0.098cm" svg:x="1.374cm" svg:y="28.115cm"><text:p/><draw:enhanced-geometry svg:viewBox="0 0 562 163" draw:type="non-primitive" draw:enhanced-path="M 489 163 L 0 77 75 0 562 86 489 163 Z N"/></draw:custom-shape><draw:custom-shape draw:style-name="gr19" draw:text-style-name="P118" svg:width="0.345cm" svg:height="0.1cm" svg:x="1.397cm" svg:y="28.09cm"><text:p/><draw:enhanced-geometry svg:viewBox="0 0 562 163" draw:type="non-primitive" draw:enhanced-path="M 488 163 L 0 77 73 0 562 87 488 163 Z N"/></draw:custom-shape><draw:custom-shape draw:style-name="gr20" draw:text-style-name="P119" svg:width="0.345cm" svg:height="0.1cm" svg:x="1.418cm" svg:y="28.065cm"><text:p/><draw:enhanced-geometry svg:viewBox="0 0 562 164" draw:type="non-primitive" draw:enhanced-path="M 487 164 L 0 78 73 0 562 87 487 164 Z N"/></draw:custom-shape><draw:custom-shape draw:style-name="gr21" draw:text-style-name="P120" svg:width="0.345cm" svg:height="0.1cm" svg:x="1.441cm" svg:y="28.041cm"><text:p/><draw:enhanced-geometry svg:viewBox="0 0 563 164" draw:type="non-primitive" draw:enhanced-path="M 489 164 L 0 77 75 0 563 87 489 164 Z N"/></draw:custom-shape><draw:custom-shape draw:style-name="gr22" draw:text-style-name="P121" svg:width="0.343cm" svg:height="0.1cm" svg:x="1.464cm" svg:y="28.019cm"><text:p/><draw:enhanced-geometry svg:viewBox="0 0 564 163" draw:type="non-primitive" draw:enhanced-path="M 489 163 L 0 76 75 0 564 87 489 163 Z N"/></draw:custom-shape><draw:custom-shape draw:style-name="gr23" draw:text-style-name="P122" svg:width="0.345cm" svg:height="0.1cm" svg:x="1.487cm" svg:y="27.995cm"><text:p/><draw:enhanced-geometry svg:viewBox="0 0 562 164" draw:type="non-primitive" draw:enhanced-path="M 488 164 L 0 77 74 0 562 87 488 164 Z N"/></draw:custom-shape><draw:custom-shape draw:style-name="gr24" draw:text-style-name="P123" svg:width="0.345cm" svg:height="0.1cm" svg:x="1.508cm" svg:y="27.972cm"><text:p/><draw:enhanced-geometry svg:viewBox="0 0 562 164" draw:type="non-primitive" draw:enhanced-path="M 489 164 L 0 77 74 0 562 87 489 164 Z N"/></draw:custom-shape><draw:custom-shape draw:style-name="gr25" draw:text-style-name="P124" svg:width="0.345cm" svg:height="0.1cm" svg:x="1.531cm" svg:y="27.947cm"><text:p/><draw:enhanced-geometry svg:viewBox="0 0 563 163" draw:type="non-primitive" draw:enhanced-path="M 488 163 L 0 76 74 0 563 87 488 163 Z N"/></draw:custom-shape><draw:custom-shape draw:style-name="gr26" draw:text-style-name="P125" svg:width="0.343cm" svg:height="0.098cm" svg:x="1.557cm" svg:y="27.926cm"><text:p/><draw:enhanced-geometry svg:viewBox="0 0 563 164" draw:type="non-primitive" draw:enhanced-path="M 488 164 L 0 77 74 0 563 87 488 164 Z N"/></draw:custom-shape><draw:custom-shape draw:style-name="gr27" draw:text-style-name="P126" svg:width="0.345cm" svg:height="0.1cm" svg:x="1.577cm" svg:y="27.901cm"><text:p/><draw:enhanced-geometry svg:viewBox="0 0 562 164" draw:type="non-primitive" draw:enhanced-path="M 489 164 L 0 77 75 0 562 87 489 164 Z N"/></draw:custom-shape><draw:custom-shape draw:style-name="gr28" draw:text-style-name="P127" svg:width="0.345cm" svg:height="0.1cm" svg:x="1.6cm" svg:y="27.877cm"><text:p/><draw:enhanced-geometry svg:viewBox="0 0 562 163" draw:type="non-primitive" draw:enhanced-path="M 489 163 L 0 76 74 0 562 86 489 163 Z N"/></draw:custom-shape><draw:custom-shape draw:style-name="gr29" draw:text-style-name="P128" svg:width="0.343cm" svg:height="0.1cm" svg:x="1.624cm" svg:y="27.855cm"><text:p/><draw:enhanced-geometry svg:viewBox="0 0 562 164" draw:type="non-primitive" draw:enhanced-path="M 487 164 L 0 77 73 0 562 86 487 164 Z N"/></draw:custom-shape><draw:custom-shape draw:style-name="gr30" draw:text-style-name="P129" svg:width="0.343cm" svg:height="0.1cm" svg:x="1.646cm" svg:y="27.831cm"><text:p/><draw:enhanced-geometry svg:viewBox="0 0 563 163" draw:type="non-primitive" draw:enhanced-path="M 488 163 L 0 77 75 0 563 86 488 163 Z N"/></draw:custom-shape><draw:custom-shape draw:style-name="gr31" draw:text-style-name="P130" svg:width="0.345cm" svg:height="0.098cm" svg:x="1.669cm" svg:y="27.808cm"><text:p/><draw:enhanced-geometry svg:viewBox="0 0 562 162" draw:type="non-primitive" draw:enhanced-path="M 489 162 L 0 76 75 0 562 86 489 162 Z N"/></draw:custom-shape><draw:custom-shape draw:style-name="gr32" draw:text-style-name="P131" svg:width="0.345cm" svg:height="0.1cm" svg:x="1.69cm" svg:y="27.783cm"><text:p/><draw:enhanced-geometry svg:viewBox="0 0 562 163" draw:type="non-primitive" draw:enhanced-path="M 488 163 L 0 77 73 0 562 86 488 163 Z N"/></draw:custom-shape><draw:custom-shape draw:style-name="gr33" draw:text-style-name="P132" svg:width="0.343cm" svg:height="0.1cm" svg:x="1.714cm" svg:y="27.76cm"><text:p/><draw:enhanced-geometry svg:viewBox="0 0 562 163" draw:type="non-primitive" draw:enhanced-path="M 487 163 L 0 77 73 0 562 86 487 163 Z N"/></draw:custom-shape><draw:custom-shape draw:style-name="gr34" draw:text-style-name="P133" svg:width="0.343cm" svg:height="0.08cm" svg:x="1.737cm" svg:y="27.757cm"><text:p/><draw:enhanced-geometry svg:viewBox="0 0 563 129" draw:type="non-primitive" draw:enhanced-path="M 489 129 L 0 43 42 0 266 0 563 53 489 129 Z N"/></draw:custom-shape><draw:custom-shape draw:style-name="gr35" draw:text-style-name="P134" svg:width="0.345cm" svg:height="0.055cm" svg:x="1.759cm" svg:y="27.757cm"><text:p/><draw:enhanced-geometry svg:viewBox="0 0 564 91" draw:type="non-primitive" draw:enhanced-path="M 489 91 L 0 5 5 0 482 0 564 14 489 91 Z N"/></draw:custom-shape><draw:custom-shape draw:style-name="gr36" draw:text-style-name="P135" svg:width="0.212cm" svg:height="0.033cm" svg:x="1.898cm" svg:y="27.757cm"><text:p/><draw:enhanced-geometry svg:viewBox="0 0 348 53" draw:type="non-primitive" draw:enhanced-path="M 297 53 L 0 0 348 0 297 53 Z N"/></draw:custom-shape><draw:custom-shape draw:style-name="gr37" draw:text-style-name="P136"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37"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38"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39"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40"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41"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42"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43"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44"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45"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46"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47"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48"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49"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50"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51"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52"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03"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73"/>
      <text:p text:style-name="P72"/>
      <text:p text:style-name="P72"/>
      <text:p text:style-name="P72"/>
      <text:p text:style-name="P8"><draw:g text:anchor-type="char" draw:z-index="2" draw:name="Kształt3" draw:style-name="gr1"><draw:rect draw:style-name="gr2" draw:text-style-name="P102" svg:width="2.2cm" svg:height="24.605cm" svg:x="0.612cm" svg:y="4.184cm"><text:p/></draw:rect><draw:g draw:style-name="gr3"><draw:custom-shape draw:style-name="gr4" draw:text-style-name="P103" svg:width="0.276cm" svg:height="0.041cm" svg:x="1.06cm" svg:y="28.443cm"><text:p/><draw:enhanced-geometry svg:viewBox="0 0 453 68" draw:type="non-primitive" draw:enhanced-path="M 66 0 L 453 68 0 68 66 0 Z N"/></draw:custom-shape><draw:custom-shape draw:style-name="gr5" draw:text-style-name="P104" svg:width="0.345cm" svg:height="0.066cm" svg:x="1.078cm" svg:y="28.418cm"><text:p/><draw:enhanced-geometry svg:viewBox="0 0 563 107" draw:type="non-primitive" draw:enhanced-path="M 171 107 L 0 77 75 0 563 86 543 107 171 107 Z N"/></draw:custom-shape><draw:custom-shape draw:style-name="gr6" draw:text-style-name="P105" svg:width="0.343cm" svg:height="0.091cm" svg:x="1.102cm" svg:y="28.393cm"><text:p/><draw:enhanced-geometry svg:viewBox="0 0 562 145" draw:type="non-primitive" draw:enhanced-path="M 387 145 L 0 77 74 0 562 86 505 145 387 145 Z N"/></draw:custom-shape><draw:custom-shape draw:style-name="gr7" draw:text-style-name="P106" svg:width="0.343cm" svg:height="0.1cm" svg:x="1.124cm" svg:y="28.37cm"><text:p/><draw:enhanced-geometry svg:viewBox="0 0 562 162" draw:type="non-primitive" draw:enhanced-path="M 488 162 L 0 76 73 0 562 86 488 162 Z N"/></draw:custom-shape><draw:custom-shape draw:style-name="gr8" draw:text-style-name="P107" svg:width="0.343cm" svg:height="0.1cm" svg:x="1.146cm" svg:y="28.346cm"><text:p/><draw:enhanced-geometry svg:viewBox="0 0 562 163" draw:type="non-primitive" draw:enhanced-path="M 488 163 L 0 77 74 0 562 86 488 163 Z N"/></draw:custom-shape><draw:custom-shape draw:style-name="gr9" draw:text-style-name="P108" svg:width="0.345cm" svg:height="0.098cm" svg:x="1.168cm" svg:y="28.325cm"><text:p/><draw:enhanced-geometry svg:viewBox="0 0 564 163" draw:type="non-primitive" draw:enhanced-path="M 489 163 L 0 77 75 0 564 86 489 163 Z N"/></draw:custom-shape><draw:custom-shape draw:style-name="gr10" draw:text-style-name="P109" svg:width="0.343cm" svg:height="0.1cm" svg:x="1.192cm" svg:y="28.3cm"><text:p/><draw:enhanced-geometry svg:viewBox="0 0 562 162" draw:type="non-primitive" draw:enhanced-path="M 488 162 L 0 76 74 0 562 86 488 162 Z N"/></draw:custom-shape><draw:custom-shape draw:style-name="gr11" draw:text-style-name="P110" svg:width="0.343cm" svg:height="0.098cm" svg:x="1.215cm" svg:y="28.279cm"><text:p/><draw:enhanced-geometry svg:viewBox="0 0 562 163" draw:type="non-primitive" draw:enhanced-path="M 489 163 L 0 77 74 0 562 86 489 163 Z N"/></draw:custom-shape><draw:custom-shape draw:style-name="gr12" draw:text-style-name="P111" svg:width="0.345cm" svg:height="0.1cm" svg:x="1.236cm" svg:y="28.254cm"><text:p/><draw:enhanced-geometry svg:viewBox="0 0 563 163" draw:type="non-primitive" draw:enhanced-path="M 488 163 L 0 77 74 0 563 86 488 163 Z N"/></draw:custom-shape><draw:custom-shape draw:style-name="gr13" draw:text-style-name="P112" svg:width="0.345cm" svg:height="0.1cm" svg:x="1.259cm" svg:y="28.229cm"><text:p/><draw:enhanced-geometry svg:viewBox="0 0 563 162" draw:type="non-primitive" draw:enhanced-path="M 488 162 L 0 76 74 0 563 86 488 162 Z N"/></draw:custom-shape><draw:custom-shape draw:style-name="gr14" draw:text-style-name="P113" svg:width="0.343cm" svg:height="0.098cm" svg:x="1.284cm" svg:y="28.206cm"><text:p/><draw:enhanced-geometry svg:viewBox="0 0 562 163" draw:type="non-primitive" draw:enhanced-path="M 489 163 L 0 77 75 0 562 86 489 163 Z N"/></draw:custom-shape><draw:custom-shape draw:style-name="gr15" draw:text-style-name="P114" svg:width="0.343cm" svg:height="0.1cm" svg:x="1.305cm" svg:y="28.183cm"><text:p/><draw:enhanced-geometry svg:viewBox="0 0 562 163" draw:type="non-primitive" draw:enhanced-path="M 489 163 L 0 77 74 0 562 86 489 163 Z N"/></draw:custom-shape><draw:custom-shape draw:style-name="gr16" draw:text-style-name="P115" svg:width="0.345cm" svg:height="0.098cm" svg:x="1.328cm" svg:y="28.161cm"><text:p/><draw:enhanced-geometry svg:viewBox="0 0 562 162" draw:type="non-primitive" draw:enhanced-path="M 487 162 L 0 76 73 0 562 86 487 162 Z N"/></draw:custom-shape><draw:custom-shape draw:style-name="gr17" draw:text-style-name="P116" svg:width="0.345cm" svg:height="0.1cm" svg:x="1.349cm" svg:y="28.136cm"><text:p/><draw:enhanced-geometry svg:viewBox="0 0 563 163" draw:type="non-primitive" draw:enhanced-path="M 488 163 L 0 77 75 0 563 86 488 163 Z N"/></draw:custom-shape><draw:custom-shape draw:style-name="gr18" draw:text-style-name="P117" svg:width="0.343cm" svg:height="0.098cm" svg:x="1.374cm" svg:y="28.115cm"><text:p/><draw:enhanced-geometry svg:viewBox="0 0 562 163" draw:type="non-primitive" draw:enhanced-path="M 489 163 L 0 77 75 0 562 86 489 163 Z N"/></draw:custom-shape><draw:custom-shape draw:style-name="gr19" draw:text-style-name="P118" svg:width="0.345cm" svg:height="0.1cm" svg:x="1.397cm" svg:y="28.09cm"><text:p/><draw:enhanced-geometry svg:viewBox="0 0 562 163" draw:type="non-primitive" draw:enhanced-path="M 488 163 L 0 77 73 0 562 87 488 163 Z N"/></draw:custom-shape><draw:custom-shape draw:style-name="gr20" draw:text-style-name="P119" svg:width="0.345cm" svg:height="0.1cm" svg:x="1.418cm" svg:y="28.065cm"><text:p/><draw:enhanced-geometry svg:viewBox="0 0 562 164" draw:type="non-primitive" draw:enhanced-path="M 487 164 L 0 78 73 0 562 87 487 164 Z N"/></draw:custom-shape><draw:custom-shape draw:style-name="gr21" draw:text-style-name="P120" svg:width="0.345cm" svg:height="0.1cm" svg:x="1.441cm" svg:y="28.041cm"><text:p/><draw:enhanced-geometry svg:viewBox="0 0 563 164" draw:type="non-primitive" draw:enhanced-path="M 489 164 L 0 77 75 0 563 87 489 164 Z N"/></draw:custom-shape><draw:custom-shape draw:style-name="gr22" draw:text-style-name="P121" svg:width="0.343cm" svg:height="0.1cm" svg:x="1.464cm" svg:y="28.019cm"><text:p/><draw:enhanced-geometry svg:viewBox="0 0 564 163" draw:type="non-primitive" draw:enhanced-path="M 489 163 L 0 76 75 0 564 87 489 163 Z N"/></draw:custom-shape><draw:custom-shape draw:style-name="gr23" draw:text-style-name="P122" svg:width="0.345cm" svg:height="0.1cm" svg:x="1.487cm" svg:y="27.995cm"><text:p/><draw:enhanced-geometry svg:viewBox="0 0 562 164" draw:type="non-primitive" draw:enhanced-path="M 488 164 L 0 77 74 0 562 87 488 164 Z N"/></draw:custom-shape><draw:custom-shape draw:style-name="gr24" draw:text-style-name="P123" svg:width="0.345cm" svg:height="0.1cm" svg:x="1.508cm" svg:y="27.972cm"><text:p/><draw:enhanced-geometry svg:viewBox="0 0 562 164" draw:type="non-primitive" draw:enhanced-path="M 489 164 L 0 77 74 0 562 87 489 164 Z N"/></draw:custom-shape><draw:custom-shape draw:style-name="gr25" draw:text-style-name="P124" svg:width="0.345cm" svg:height="0.1cm" svg:x="1.531cm" svg:y="27.947cm"><text:p/><draw:enhanced-geometry svg:viewBox="0 0 563 163" draw:type="non-primitive" draw:enhanced-path="M 488 163 L 0 76 74 0 563 87 488 163 Z N"/></draw:custom-shape><draw:custom-shape draw:style-name="gr26" draw:text-style-name="P125" svg:width="0.343cm" svg:height="0.098cm" svg:x="1.557cm" svg:y="27.926cm"><text:p/><draw:enhanced-geometry svg:viewBox="0 0 563 164" draw:type="non-primitive" draw:enhanced-path="M 488 164 L 0 77 74 0 563 87 488 164 Z N"/></draw:custom-shape><draw:custom-shape draw:style-name="gr27" draw:text-style-name="P126" svg:width="0.345cm" svg:height="0.1cm" svg:x="1.577cm" svg:y="27.901cm"><text:p/><draw:enhanced-geometry svg:viewBox="0 0 562 164" draw:type="non-primitive" draw:enhanced-path="M 489 164 L 0 77 75 0 562 87 489 164 Z N"/></draw:custom-shape><draw:custom-shape draw:style-name="gr28" draw:text-style-name="P127" svg:width="0.345cm" svg:height="0.1cm" svg:x="1.6cm" svg:y="27.877cm"><text:p/><draw:enhanced-geometry svg:viewBox="0 0 562 163" draw:type="non-primitive" draw:enhanced-path="M 489 163 L 0 76 74 0 562 86 489 163 Z N"/></draw:custom-shape><draw:custom-shape draw:style-name="gr29" draw:text-style-name="P128" svg:width="0.343cm" svg:height="0.1cm" svg:x="1.624cm" svg:y="27.855cm"><text:p/><draw:enhanced-geometry svg:viewBox="0 0 562 164" draw:type="non-primitive" draw:enhanced-path="M 487 164 L 0 77 73 0 562 86 487 164 Z N"/></draw:custom-shape><draw:custom-shape draw:style-name="gr30" draw:text-style-name="P129" svg:width="0.343cm" svg:height="0.1cm" svg:x="1.646cm" svg:y="27.831cm"><text:p/><draw:enhanced-geometry svg:viewBox="0 0 563 163" draw:type="non-primitive" draw:enhanced-path="M 488 163 L 0 77 75 0 563 86 488 163 Z N"/></draw:custom-shape><draw:custom-shape draw:style-name="gr31" draw:text-style-name="P130" svg:width="0.345cm" svg:height="0.098cm" svg:x="1.669cm" svg:y="27.808cm"><text:p/><draw:enhanced-geometry svg:viewBox="0 0 562 162" draw:type="non-primitive" draw:enhanced-path="M 489 162 L 0 76 75 0 562 86 489 162 Z N"/></draw:custom-shape><draw:custom-shape draw:style-name="gr32" draw:text-style-name="P131" svg:width="0.345cm" svg:height="0.1cm" svg:x="1.69cm" svg:y="27.783cm"><text:p/><draw:enhanced-geometry svg:viewBox="0 0 562 163" draw:type="non-primitive" draw:enhanced-path="M 488 163 L 0 77 73 0 562 86 488 163 Z N"/></draw:custom-shape><draw:custom-shape draw:style-name="gr33" draw:text-style-name="P132" svg:width="0.343cm" svg:height="0.1cm" svg:x="1.714cm" svg:y="27.76cm"><text:p/><draw:enhanced-geometry svg:viewBox="0 0 562 163" draw:type="non-primitive" draw:enhanced-path="M 487 163 L 0 77 73 0 562 86 487 163 Z N"/></draw:custom-shape><draw:custom-shape draw:style-name="gr34" draw:text-style-name="P133" svg:width="0.343cm" svg:height="0.08cm" svg:x="1.737cm" svg:y="27.757cm"><text:p/><draw:enhanced-geometry svg:viewBox="0 0 563 129" draw:type="non-primitive" draw:enhanced-path="M 489 129 L 0 43 42 0 266 0 563 53 489 129 Z N"/></draw:custom-shape><draw:custom-shape draw:style-name="gr35" draw:text-style-name="P134" svg:width="0.345cm" svg:height="0.055cm" svg:x="1.759cm" svg:y="27.757cm"><text:p/><draw:enhanced-geometry svg:viewBox="0 0 564 91" draw:type="non-primitive" draw:enhanced-path="M 489 91 L 0 5 5 0 482 0 564 14 489 91 Z N"/></draw:custom-shape><draw:custom-shape draw:style-name="gr36" draw:text-style-name="P135" svg:width="0.212cm" svg:height="0.033cm" svg:x="1.898cm" svg:y="27.757cm"><text:p/><draw:enhanced-geometry svg:viewBox="0 0 348 53" draw:type="non-primitive" draw:enhanced-path="M 297 53 L 0 0 348 0 297 53 Z N"/></draw:custom-shape><draw:custom-shape draw:style-name="gr37" draw:text-style-name="P136"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37"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38"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39"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40"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41"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42"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43"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44"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45"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46"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47"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48"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49"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50"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51"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52"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03"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70"/>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3">Spis treści</text:p>
          </text:index-title>
          <text:p text:style-name="P55"><text:a xlink:type="simple" xlink:href="#__RefHeading___Toc382_4217443648" text:style-name="Index_20_Link" text:visited-style-name="Index_20_Link">1. Wstęp<text:tab/>4</text:a></text:p>
          <text:p text:style-name="P56"><text:a xlink:type="simple" xlink:href="#__RefHeading___Toc488_4217443648" text:style-name="Index_20_Link" text:visited-style-name="Index_20_Link">1.1. Przedstawienie rozwiązywanego problemu<text:tab/>4</text:a></text:p>
          <text:p text:style-name="P56"><text:a xlink:type="simple" xlink:href="#__RefHeading___Toc500_4217443648" text:style-name="Index_20_Link" text:visited-style-name="Index_20_Link">1.2. Alternatywne rozwiązania<text:tab/>4</text:a></text:p>
          <text:p text:style-name="P55"><text:a xlink:type="simple" xlink:href="#__RefHeading___Toc502_4217443648" text:style-name="Index_20_Link" text:visited-style-name="Index_20_Link">2. Cel i zakres pracy<text:tab/>6</text:a></text:p>
          <text:p text:style-name="P56"><text:a xlink:type="simple" xlink:href="#__RefHeading___Toc516_4217443648" text:style-name="Index_20_Link" text:visited-style-name="Index_20_Link">2.1. Cel pracy<text:tab/>6</text:a></text:p>
          <text:p text:style-name="P56"><text:a xlink:type="simple" xlink:href="#__RefHeading___Toc518_4217443648" text:style-name="Index_20_Link" text:visited-style-name="Index_20_Link">2.2. Zakres pracy<text:tab/>6</text:a></text:p>
          <text:p text:style-name="P55"><text:a xlink:type="simple" xlink:href="#__RefHeading___Toc504_4217443648" text:style-name="Index_20_Link" text:visited-style-name="Index_20_Link">3. Założenia<text:tab/>7</text:a></text:p>
          <text:p text:style-name="P56"><text:a xlink:type="simple" xlink:href="#__RefHeading___Toc506_4217443648" text:style-name="Index_20_Link" text:visited-style-name="Index_20_Link">3.1. Opis architektury<text:tab/>7</text:a></text:p>
          <text:p text:style-name="P56"><text:a xlink:type="simple" xlink:href="#__RefHeading___Toc508_4217443648" text:style-name="Index_20_Link" text:visited-style-name="Index_20_Link">3.2. Stos technologiczny<text:tab/>7</text:a></text:p>
          <text:p text:style-name="P56"><text:a xlink:type="simple" xlink:href="#__RefHeading___Toc422_2337193129" text:style-name="Index_20_Link" text:visited-style-name="Index_20_Link">3.3. Opis środowisk<text:tab/>9</text:a></text:p>
          <text:p text:style-name="P57"><text:a xlink:type="simple" xlink:href="#__RefHeading___Toc424_2337193129" text:style-name="Index_20_Link" text:visited-style-name="Index_20_Link">3.3.1. Środowisko deweloperskie<text:tab/>9</text:a></text:p>
          <text:p text:style-name="P57"><text:a xlink:type="simple" xlink:href="#__RefHeading___Toc426_2337193129" text:style-name="Index_20_Link" text:visited-style-name="Index_20_Link">3.3.2. Środowisko produkcyjne<text:tab/>9</text:a></text:p>
          <text:p text:style-name="P56"><text:a xlink:type="simple" xlink:href="#__RefHeading___Toc510_4217443648" text:style-name="Index_20_Link" text:visited-style-name="Index_20_Link">3.4. Reguły biznesowe<text:tab/>10</text:a></text:p>
          <text:p text:style-name="P56"><text:a xlink:type="simple" xlink:href="#__RefHeading___Toc512_4217443648" text:style-name="Index_20_Link" text:visited-style-name="Index_20_Link">3.5. Oferowana funkcjonalność<text:tab/>11</text:a></text:p>
          <text:p text:style-name="P56"><text:a xlink:type="simple" xlink:href="#__RefHeading___Toc514_4217443648" text:style-name="Index_20_Link" text:visited-style-name="Index_20_Link">3.6. Zastosowany model<text:tab/>12</text:a></text:p>
          <text:p text:style-name="P55"><text:a xlink:type="simple" xlink:href="#__RefHeading___Toc1613_248183942" text:style-name="Index_20_Link" text:visited-style-name="Index_20_Link">Bibliografia<text:tab/>13</text:a></text:p>
        </text:index-body>
      </text:table-of-content>
      <text:p text:style-name="Standard"/>
      <text:h text:style-name="P60" text:outline-level="1"><text:bookmark-start text:name="__RefHeading___Toc382_4217443648"/>1. Wstęp<text:bookmark-end text:name="__RefHeading___Toc382_4217443648"/></text:h>
      <text:h text:style-name="P61"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2"><text:tab/></text:span><text:span text:style-name="T44">W dzisiejszych czasach wiele osób korzysta z różnego rodzaju aplikacji sieciowych w życiu zawodowym oraz prywatnym – dla usprawnienia </text:span><text:span text:style-name="T46">pewnych procesów</text:span><text:span text:style-name="T44"> lub rozrywki. </text:span><text:span text:style-name="T45">Zakładając konto w jakimkolwiek serwisie należy ustawić silne hasło </text:span><text:span text:style-name="T51">(np. zgodne z wytycznymi NIST</text:span><text:span text:style-name="T51"><text:bibliography-mark text:identifier="Publikacja NIST 800-63B dotycząca wytycznych bezpieczeństwa w sieci, artykuł 5.1" text:bibliography-type="www" text:address="https://pages.nist.gov/800-63-3/sp800-63b.html" text:title="Publikacja NIST 800-63B dotycząca wytycznych bezpieczeństwa w sieci, artykuł 5.1">[1]</text:bibliography-mark></text:span><text:span text:style-name="T51">)</text:span><text:span text:style-name="T45">, jednak nie zawsze jest to gwarancją bezpieczeństwa przed włamaniem na nasze konto, które z kolei może mieć katastrofalne skutki. </text:span><text:span text:style-name="T46">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60">zwłaszcza</text:span><text:span text:style-name="T47"> po wprowadzeniu unijnej dyrektywy PSD2, wymagającej np. „silnego uwierzytelniania klienta”</text:span><text:span text:style-name="T47"><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2]</text:bibliography-mark></text:span><text:span text:style-name="T47">.</text:span></text:p>
      <text:p text:style-name="P18"><text:span text:style-name="T47"><text:tab/></text:span><text:span text:style-name="T48">Kwestią, którą należy rozważyć jest </text:span><text:span text:style-name="T49">również komfort korzystania z aplikacji bądź systemu informatycznego. Choć jest to bardzo subiektywna opinia każdego użytkownika, </text:span><text:span text:style-name="T59">zazwyczaj</text:span><text:span text:style-name="T49"> wygoda nie idzie w parze z bezpieczeństwem. Dla przykładu, gdy </text:span><text:span text:style-name="T50">podczas zakładania konta na stronie internetowej jest wymagane podanie skomplikowanego hasła, </text:span><text:span text:style-name="T51">62% użytkowników uzna to za irytujące, zgodnie z badaniem</text:span><text:span text:style-name="T51"><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3]</text:bibliography-mark></text:span><text:span text:style-name="T51">. </text:span><text:span text:style-name="T52">Stopień zabezpieczeń </text:span><text:span text:style-name="T59">najczęściej jest dostosowany</text:span><text:span text:style-name="T52"> do rodzaju </text:span><text:span text:style-name="T53">systemu informatycznego – zazwyczaj nie znajdziemy biometrii na forum internetowym.</text:span></text:p>
      <text:p text:style-name="P18"><text:span text:style-name="T53"><text:tab/></text:span><text:span text:style-name="T54">Obecnie aplikacje sieciowe są narażone na wiele ataków</text:span><text:span text:style-name="T54"><text:bibliography-mark text:identifier="OWASP Top Ten" text:bibliography-type="www" text:address="https://owasp.org/www-project-top-ten/" text:title="Lista podatności aplikacji sieciowych OWASP Top Ten">[4]</text:bibliography-mark></text:span><text:span text:style-name="T54">, do najczęstszych z nich należą między innymi:</text:span></text:p>
      <text:list xml:id="list3781663884" text:style-name="L1">
        <text:list-item>
          <text:p text:style-name="P78"><text:span text:style-name="T54">SQL injection – </text:span><text:span text:style-name="T55">wprowadzenie w pole tekstowe na stronie internetowej kwerend SQL, które </text:span><text:span text:style-name="T56">zostanę wykonane w bazie danych ze względu na nieodpowiednie filtrowanie danych wejściowych</text:span></text:p>
        </text:list-item>
        <text:list-item>
          <text:p text:style-name="P78"><text:span text:style-name="T54">Cross site scripting (XSS) – </text:span><text:span text:style-name="T55">umieszczenie </text:span><text:span text:style-name="T57">skryptu</text:span><text:span text:style-name="T55"> </text:span><text:span text:style-name="T56">na stronie internetowej, któr</text:span><text:span text:style-name="T57">a zostanie wyświetlona przez innego użytkownika, a ze względu na nieodpowiednie filtrowanie danych wejściowych niechciany skrypt zostanie wykonany</text:span></text:p>
        </text:list-item>
        <text:list-item>
          <text:p text:style-name="P79"><text:span text:style-name="T43">Cross site request forgery (CSRF) – </text:span><text:span text:style-name="T57">wykonanie niepożądanej akcji na stronie internetowej, na której użytkownik jest stale uwierzytelniony np. poprzez kliknięcie w odpowiednio spreparowane hiperłącze.</text:span></text:p>
        </text:list-item>
      </text:list>
      <text:p text:style-name="P99"><text:span text:style-name="T58">Podczas implementacji zabezpieczeń w systemach informatycznych deweloperzy stają przed dużym</text:span><text:span text:style-name="T60">i</text:span><text:span text:style-name="T58"> wyzwani</text:span><text:span text:style-name="T60">ami. Pierwszym i najważniejszym z nich jest zapewnienie ochrony przed atakami. Z drugiej strony biznes, dla którego wytwarzane jest oprogramowanie oczekuje, aby interakcja z systemem była przystępna dla jego użytkowników.</text:span></text:p>
      <text:h text:style-name="P62" text:outline-level="2"/>
      <text:h text:style-name="P67" text:outline-level="2"><text:bookmark-start text:name="__RefHeading___Toc500_4217443648"/>1.2. Alternatywne rozwiązania<text:bookmark-end text:name="__RefHeading___Toc500_4217443648"/></text:h>
      <text:p text:style-name="P18"><text:tab/><text:span text:style-name="T63">Za najbezpieczniejsze syst</text:span><text:span text:style-name="T64">emy często uważane są te, w których dochodzi do obrotu pieniędzmi, </text:span><text:span text:style-name="T65">takie jak:</text:span></text:p>
      <text:list xml:id="list47375938" text:style-name="L2">
        <text:list-item>
          <text:p text:style-name="P80">https://www.aliorbank.pl – <text:span text:style-name="T67">bankowość internetowa</text:span></text:p>
        </text:list-item>
        <text:list-item>
          <text:p text:style-name="P80">https://www.xtb.com – <text:span text:style-name="T67">platforma maklerska</text:span></text:p>
        </text:list-item>
      </text:list>
      <text:p text:style-name="P34">Główną inspiracją do stworzenia opisywanego systemu informatycznego był mechanizm uwierzytelniania wykorzystany w Alior Banku, Pekao S.A. oraz kilku innych systemach polskich banków. Wymaga on podania unikalnego identyfikatora użytkownika, wybranych znaków hasła <text:span text:style-name="T87">zamiast jego pełnej formy</text:span> (nazywanych hasłem maskowanym) oraz jednorazowego kodu SMS. <text:span text:style-name="T78">Taka metoda znacząco utrudnia niepożądany dostęp do czyjegoś konta, przez co klienci czują się dużo bardziej bezpiecznie.</text:span></text:p>
      <text:h text:style-name="P58" text:outline-level="1"><text:bookmark-start text:name="__RefHeading___Toc502_4217443648"/>2. Cel i zakres pracy<text:bookmark-end text:name="__RefHeading___Toc502_4217443648"/></text:h>
      <text:h text:style-name="P65" text:outline-level="2"><text:bookmark-start text:name="__RefHeading___Toc516_4217443648"/>2.1. Cel pracy<text:bookmark-end text:name="__RefHeading___Toc516_4217443648"/></text:h>
      <text:p text:style-name="P35"><text:tab/><text:span text:style-name="T62">Celem pracy </text:span><text:span text:style-name="T88">było</text:span><text:span text:style-name="T62"> stworzenie </text:span><text:span text:style-name="T88">oraz opisanie </text:span><text:span text:style-name="T62">wielodostępnego systemu informatycznego, który zapewnia spójność danych, </text:span><text:span text:style-name="T79">wysoki poziom zabezpieczeń oraz</text:span><text:span text:style-name="T62"> utrudnia włamanie się na konto któregoś z </text:span><text:span text:style-name="T79">użytkowników</text:span><text:span text:style-name="T62">. </text:span><text:span text:style-name="T79">Spójność danych </text:span><text:span text:style-name="T82">została</text:span><text:span text:style-name="T79"> zapewniona poprzez fakt, iż system jest typu OLTP </text:span><text:span text:style-name="T72">(online transaction processing). </text:span><text:span text:style-name="T79">Oznacza to, że stan odwzorowywanych obiektów jest taki sam w rzeczywistości, bazie danych </text:span><text:span text:style-name="T80">oraz warstwie prezentacji</text:span><text:span text:style-name="T72">. </text:span><text:span text:style-name="T80">Ponadto został zastosowany mechanizm blokad optymistycznych, który nie dopuszcza do równoległej edycji tego samego obiektu przez wielu użytkowników. </text:span><text:span text:style-name="T81">Zamysłem </text:span><text:span text:style-name="T88">podczas</text:span><text:span text:style-name="T81"> implementacji było stworzenie niektórych mechanizmów zabezpieczeń na wzór tych, które są wykorzystywane np. w bankowości internetowej oraz przeniesienie ich do systemu zajmującego się zupełnie inną branżą.</text:span></text:p>
      <text:p text:style-name="P36"><text:span text:style-name="T82"><text:tab/>Oprócz tego zostały </text:span><text:span text:style-name="T83">zastosowane standardowe metody, które mają na celu zadbanie o bezpieczeństwo w systemie, należą do nich między innymi:</text:span></text:p>
      <text:list xml:id="list3267531680" text:style-name="L3">
        <text:list-item>
          <text:p text:style-name="P81">Zasada 3A<text:span text:style-name="T66"> (</text:span>uwierzytelnianie<text:span text:style-name="T66">, </text:span>autoryzacja<text:span text:style-name="T66">, </text:span>księgowość<text:span text:style-name="T66">)</text:span></text:p>
        </text:list-item>
        <text:list-item>
          <text:p text:style-name="P81">Kontrola dostępu RBAC (bazująca na rolach użytkowników).</text:p>
        </text:list-item>
      </text:list>
      <text:h text:style-name="P65" text:outline-level="2"><text:bookmark-start text:name="__RefHeading___Toc518_4217443648"/>2.2. Zakres pracy<text:bookmark-end text:name="__RefHeading___Toc518_4217443648"/></text:h>
      <text:p text:style-name="P37"><text:tab/><text:span text:style-name="T68">Praca dzieli się na dwie </text:span><text:span text:style-name="T83">główne </text:span><text:span text:style-name="T68">części: implementacyjną i opisową. </text:span><text:span text:style-name="T88">W </text:span><text:span text:style-name="T83">części implementacyjn</text:span><text:span text:style-name="T88">ej</text:span><text:span text:style-name="T83"> można wyróżnić następujące etapy:</text:span></text:p>
      <text:list xml:id="list3774141683" text:style-name="L4">
        <text:list-item>
          <text:p text:style-name="P82">Wybór technologii i narzędzi deweloperskich</text:p>
        </text:list-item>
        <text:list-item>
          <text:p text:style-name="P82">Zaprojektowanie systemu informatycznego</text:p>
        </text:list-item>
        <text:list-item>
          <text:p text:style-name="P82">Stworzenie struktur bazy danych</text:p>
        </text:list-item>
        <text:list-item>
          <text:p text:style-name="P82">Napisanie kodu aplikacji</text:p>
        </text:list-item>
        <text:list-item>
          <text:p text:style-name="P82">Konfiguracja docelowego środowiska uruchomieniowego</text:p>
        </text:list-item>
        <text:list-item>
          <text:p text:style-name="P82">Osadzenie systemu w docelowym środowisku.</text:p>
        </text:list-item>
      </text:list>
      <text:p text:style-name="P33"><text:span text:style-name="T84">W części opisowej udokumentowano proces wytwarzania oprogramowania i sposób, w jaki zostały przygotowane </text:span><text:span text:style-name="T68">zastosowan</text:span><text:span text:style-name="T84">e</text:span><text:span text:style-name="T68"> mechanizm</text:span><text:span text:style-name="T84">y oraz</text:span><text:span text:style-name="T68"> model biznesow</text:span><text:span text:style-name="T84">y systemu informatycznego.</text:span></text:p>
      <text:h text:style-name="P58" text:outline-level="1"><text:bookmark-start text:name="__RefHeading___Toc504_4217443648"/>3. Założenia<text:bookmark-end text:name="__RefHeading___Toc504_4217443648"/></text:h>
      <text:h text:style-name="P66"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1835238272" text:style-name="L5">
        <text:list-item>
          <text:p text:style-name="P83"><text:span text:style-name="T16">Warstwa prezentacji zrealizowana jako aplikacja internetowa typu SPA</text:span><text:span text:style-name="T16"><text:bibliography-mark text:identifier="Single Page Web Applications: JavaScript End-to-end" text:bibliography-type="book" text:author="Michael Mikowski, Josh Powell" text:booktitle="Single Page Web Applications: JavaScript End-to-end" text:publisher="Manning Publications" text:year="2013">[5]</text:bibliography-mark></text:span><text:span text:style-name="T16">, poprzez którą użytkownicy prowadzą interakcję z systemem. </text:span><text:span text:style-name="T17">Wykonywane w niej akcje prowadzą do wywołania </text:span><text:span text:style-name="T19">metod</text:span><text:span text:style-name="T17"> punktów </text:span><text:span text:style-name="T24">dostępowych</text:span><text:span text:style-name="T17"> (tzw. „endpointów”) REST udostępnionych przez warstwę logiki binzesowej z wykorzystaniem protokołu HTTPS.</text:span></text:p>
        </text:list-item>
        <text:list-item>
          <text:p text:style-name="P85">Warstwa logiki biznesowej zrealizowana jako <text:span text:style-name="T61">bezstanowa,</text:span> monolityczna aplikacja sieciowa, w której odbywa się transakcyjne przetwarzanie danych. <text:span text:style-name="T17">Sama w sobie jest podzielona na kolejne trzy warstwy:</text:span></text:p>
        </text:list-item>
      </text:list>
      <text:list xml:id="list1667931689" text:style-name="L6">
        <text:list-item>
          <text:p text:style-name="P87"><text:span text:style-name="T18">War</text:span><text:span text:style-name="T19">stwa kontrolerów </text:span><text:span text:style-name="T20">(punktów </text:span><text:span text:style-name="T24">dostępowych</text:span><text:span text:style-name="T20">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86"><text:span text:style-name="T19">Warstwa serwisów – </text:span><text:span text:style-name="T20">odpowiada za przetwarzanie danych oraz spełnienie reguł biznesowych systemu. Rozpoczynają się w niej transakcje aplikacyjne.</text:span></text:p>
        </text:list-item>
        <text:list-item>
          <text:p text:style-name="P88">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222310511795308" text:continue-list="list1835238272" text:style-name="L5">
        <text:list-item>
          <text:p text:style-name="P84"><text:span text:style-name="T18">Warstwa </text:span><text:span text:style-name="T30">składowania</text:span><text:span text:style-name="T18"> danych – </text:span><text:span text:style-name="T21">system </text:span><text:span text:style-name="T16">zarządzania relacyjną bazą danych, </text:span><text:span text:style-name="T21">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63" text:outline-level="2"><text:bookmark-start text:name="__RefHeading___Toc508_4217443648"/>3.2. Stos technologiczny<text:bookmark-end text:name="__RefHeading___Toc508_4217443648"/></text:h>
      <text:p text:style-name="P20"><text:tab/><text:span text:style-name="T25">P</text:span><text:span text:style-name="T26">rzed przystąpieniem do implementacji należało wybrać język programowania oraz szkielet budowy aplikacji, który zostanie wykorzystany do stworzenia warstwy logiki biznesowej. Wybór <text:s/>padł na język Java (wersja 11.</text:span><text:span text:style-name="T32">0.8</text:span><text:span text:style-name="T26">) oraz Spring Framework. </text:span><text:span text:style-name="T32">Jego głównym komponentem jest kontener IoC, który zarządza </text:span><text:span text:style-name="T26"><text:s/></text:span><text:span text:style-name="T29">Jako narzędzie do zarządzania zależnościami oraz budowania projektu został użyty Maven (wersja 3.6.3). </text:span><text:span text:style-name="T26">Ponadto użyte zostało narzędzie Spring Boot (wersja </text:span><text:span text:style-name="T28">2.3.5.RELEASE</text:span><text:span text:style-name="T26">), </text:span><text:span text:style-name="T27">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7">wersjami zależności. W skład Springa wchodzi wiele modułów, a najważniejsze z nich, które zostały wykorzystane w systemie to:</text:span></text:p>
      <text:list xml:id="list3959475959" text:style-name="L7">
        <text:list-item>
          <text:p text:style-name="P90">Spring Data – <text:span text:style-name="T28">dostarcza warstwę abstrakcji do komunikacji ze źródłem danych</text:span></text:p>
        </text:list-item>
        <text:list-item>
          <text:p text:style-name="P89"><text:span text:style-name="T27">Spring Security – </text:span><text:span text:style-name="T28">biblioteka, przy pomocy której zostały zrealizowane mechanizmy uwierzytelnienia i autoryzacji; wykorzystuje bezpieczeństwo deklaratywne</text:span></text:p>
        </text:list-item>
        <text:list-item>
          <text:p text:style-name="P91">Spring AOP – umożliwia stosowanie programowania aspektowego oraz tworzenia własnych adnotacji</text:p>
        </text:list-item>
        <text:list-item>
          <text:p text:style-name="P91">Spring Mail – <text:span text:style-name="T29">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0">1</text:span>.<text:span text:style-name="T40">6</text:span>).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1">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2">Do zarządzania zależnościami zostało wykorzystane narzędzie NPM (wersja 6.14.8), czyli domyślny menedżer pakietów JavaScript. Najważniejsze pakiety wykorzystane w aplikacji warstwy prezentacji to:</text:span></text:p>
      <text:list xml:id="list3223319417" text:style-name="L8">
        <text:list-item>
          <text:p text:style-name="P92"><text:span text:style-name="T22">Axios (wersja 0.19.2) – </text:span><text:span text:style-name="T32">klient</text:span><text:span text:style-name="T23"> HTTP </text:span><text:span text:style-name="T32">ułatwiający wysyłanie żądań do serwera</text:span></text:p>
        </text:list-item>
        <text:list-item>
          <text:p text:style-name="P93">i18next <text:span text:style-name="T33">(wersja 19.8.3)</text:span> – <text:span text:style-name="T33">popularna biblioteka dodająca funkcjonalność internacjonalizacji</text:span></text:p>
        </text:list-item>
        <text:list-item>
          <text:p text:style-name="P92"><text:span text:style-name="T23">yup </text:span><text:span text:style-name="T33">(wersja 0.29.3)</text:span><text:span text:style-name="T23"> – </text:span><text:span text:style-name="T33">biblioteka umożliwiająca definiowanie schematów, zgodnie z którymi ma być przeprowadzana walidacja obiektów wysyłanych </text:span></text:p>
        </text:list-item>
        <text:list-item>
          <text:p text:style-name="P92"><text:span text:style-name="T23">React Bootstrap </text:span><text:span text:style-name="T33">(wersja 1.4.0)</text:span><text:span text:style-name="T23"> – </text:span><text:span text:style-name="T33">zapewnia integrację Reacta z biblioteką Bootstrap dostarcza</text:span><text:span text:style-name="T70">jącą</text:span><text:span text:style-name="T33"> arkusze stylów, </text:span><text:span text:style-name="T70">przy pomocy których zbudowanych jest wiele responsywnych stron internetowych.</text:span></text:p>
        </text:list-item>
      </text:list>
      <text:h text:style-name="P65" text:outline-level="2"><text:bookmark-start text:name="__RefHeading___Toc422_2337193129"/><text:soft-page-break/>3.3. Opis środowisk<text:bookmark-end text:name="__RefHeading___Toc422_2337193129"/></text:h>
      <text:h text:style-name="P68" text:outline-level="3"><text:bookmark-start text:name="__RefHeading___Toc424_2337193129"/>3.3.1. Środowisko deweloperskie<text:bookmark-end text:name="__RefHeading___Toc424_2337193129"/></text:h>
      <text:p text:style-name="P19"><text:tab/><text:span text:style-name="T34">Jako zintegrowane środowisko programistyczne posłużył program IntelliJ IDEA </text:span><text:span text:style-name="T35">(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69">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68" text:outline-level="3"><text:bookmark-start text:name="__RefHeading___Toc426_2337193129"/>3.3.2. <text:span text:style-name="T84">Docelowe środowisko uruchomieniowe</text:span><text:bookmark-end text:name="__RefHeading___Toc426_2337193129"/></text:h>
      <text:p text:style-name="P25"><text:tab/><text:span text:style-name="T36">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7">Repozytorium posiada następującą strukturę katalogów:</text:span></text:p>
      <text:list xml:id="list534295573" text:style-name="L9">
        <text:list-item>
          <text:p text:style-name="P94">.<text:span text:style-name="T37">github/workflows – katalog z konfiguracją GitHub Actions</text:span></text:p>
        </text:list-item>
        <text:list-item>
          <text:p text:style-name="P95">backend – katalog z kodem źródłowym aplikacji warstwy logiki biznesowej</text:p>
        </text:list-item>
        <text:list-item>
          <text:p text:style-name="P95">frontend – katalog z kodem źródłowym <text:span text:style-name="T84">aplikacji </text:span>warstwy prezentacji</text:p>
        </text:list-item>
      </text:list>
      <text:p text:style-name="P27">Mechanizm GitHub Actions został skonfigurowany w taki sposób, aby jakakolwiek zmiana w katalogu frontend lub backend powodowała zbudowanie projektu znajdującego się w tym katalogu oraz osadzenie go na platformie Heroku.</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oft-page-break/><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28">^Listing prezentujący <text:span text:style-name="T84">zawartość pliku backend.yml zawierającego</text:span>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6"><text:span text:style-name="T38">Platforma chmurowa Heroku oferuje również </text:span><text:span text:style-name="T39">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0">Microsoft Azure</text:span><text:span text:style-name="T39">. Zawarta w niej usługa </text:span><text:span text:style-name="T40">Azure Database for PostgreSQL </text:span><text:span text:style-name="T41">ułatwia konfigurację oraz</text:span><text:span text:style-name="T40"> uruchomienie </text:span><text:span text:style-name="T41">własnej instancji bazy danych w </text:span><text:span text:style-name="T71">chmurze Microsoftu. Jest to szybsze rozwiązanie w</text:span><text:span text:style-name="T41"> porównaniu do np. usług oferujących hosting kontenerów Dockera. Ponadto daje pełną kontrolę nad użytkownikami bazodanowymi oraz ich uprawnieniami.</text:span></text:p>
      <text:h text:style-name="P64" text:outline-level="2"><text:bookmark-start text:name="__RefHeading___Toc510_4217443648"/>3.<text:span text:style-name="T14">4</text:span>. Reguły biznesowe<text:bookmark-end text:name="__RefHeading___Toc510_4217443648"/></text:h>
      <text:p text:style-name="P31"><text:tab/><text:span text:style-name="T72">Tematyką stworzonego projektu jest wypożyczalnia pojazdów – użytkownicy mogą dokon</text:span><text:span text:style-name="T73">ać</text:span><text:span text:style-name="T72"> rezerwacji na określony pojazd w wybranych przez siebie przedziałach czasowych. System jest typu OLTP (online transaction processing), gdyż zapewnia spójność </text:span><text:span text:style-name="T73">rzeczywistych obiektów z </text:span><text:span text:style-name="T72">dany</text:span><text:span text:style-name="T73">mi</text:span><text:span text:style-name="T72"> prezentowany</text:span><text:span text:style-name="T73">mi</text:span><text:span text:style-name="T72"> użytkownikom </text:span><text:span text:style-name="T73">oraz danymi w bazie danych</text:span><text:span text:style-name="T72">. </text:span><text:span text:style-name="T76">System został podzielony na trzy moduły funkcjonalne:</text:span></text:p>
      <text:list xml:id="list2218672009" text:style-name="L10">
        <text:list-item>
          <text:p text:style-name="P96">MOK – moduł obsługi kont</text:p>
        </text:list-item>
        <text:list-item>
          <text:p text:style-name="P96">MOP – moduł obsługi pojazdów</text:p>
        </text:list-item>
        <text:list-item>
          <text:p text:style-name="P96">MOR – moduł obsługi rezerwacji.</text:p>
        </text:list-item>
      </text:list>
      <text:p text:style-name="P100"><text:span text:style-name="T89">Interakcja z systemem może być prowadzona przez czterech aktorów:</text:span></text:p>
      <table:table table:name="Tabela2" table:style-name="Tabela2">
        <table:table-column table:style-name="Tabela2.A"/>
        <table:table-column table:style-name="Tabela2.B"/>
        <table:table-column table:style-name="Tabela2.C"/>
        <table:table-row table:style-name="TableLine105553165884160">
          <table:table-cell table:style-name="Tabela2.A1" office:value-type="string">
            <text:p text:style-name="P74">Aktor</text:p>
          </table:table-cell>
          <table:table-cell table:style-name="Tabela2.A1" office:value-type="string">
            <text:p text:style-name="P74">Nazwa stosowana w kodzie źródłowym</text:p>
          </table:table-cell>
          <table:table-cell table:style-name="Tabela2.C1" office:value-type="string">
            <text:p text:style-name="P74">Opis</text:p>
          </table:table-cell>
        </table:table-row>
        <table:table-row table:style-name="TableLine105553165884160">
          <table:table-cell table:style-name="Tabela2.A2" office:value-type="string">
            <text:p text:style-name="P74">Gość</text:p>
          </table:table-cell>
          <table:table-cell table:style-name="Tabela2.A2" office:value-type="string">
            <text:p text:style-name="P74">GUEST</text:p>
          </table:table-cell>
          <table:table-cell table:style-name="Tabela2.C2" office:value-type="string">
            <text:p text:style-name="P74">Użytkownik nieuwierzytelniony.</text:p>
            <text:p text:style-name="P74">Nie posiada własnego konta.</text:p>
          </table:table-cell>
        </table:table-row>
        <table:table-row table:style-name="TableLine105553165884160">
          <table:table-cell table:style-name="Tabela2.A2" office:value-type="string">
            <text:p text:style-name="P74">Klient</text:p>
          </table:table-cell>
          <table:table-cell table:style-name="Tabela2.A2" office:value-type="string">
            <text:p text:style-name="P74">CLIENT</text:p>
          </table:table-cell>
          <table:table-cell table:style-name="Tabela2.C2" office:value-type="string">
            <text:p text:style-name="P74">Użytkownik uwierzytelniony.</text:p>
            <text:p text:style-name="P77">Posiada konto stworzone przez administratora lub w procesie rejestracji.</text:p>
            <text:p text:style-name="P77">Może wynajmować dostępne pojazdy oraz zarządza własnymi rezerwacjami.</text:p>
          </table:table-cell>
        </table:table-row>
        <text:soft-page-break/>
        <table:table-row table:style-name="TableLine105553165884160">
          <table:table-cell table:style-name="Tabela2.A2" office:value-type="string">
            <text:p text:style-name="P74">Pracownik</text:p>
          </table:table-cell>
          <table:table-cell table:style-name="Tabela2.A2" office:value-type="string">
            <text:p text:style-name="P74">EMPLOYEE</text:p>
          </table:table-cell>
          <table:table-cell table:style-name="Tabela2.C2" office:value-type="string">
            <text:p text:style-name="P75">Użytkownik uwierzytelniony.</text:p>
            <text:p text:style-name="P77">Posiada konto stworzone przez administratora.</text:p>
            <text:p text:style-name="P76"><text:span text:style-name="T90">Zarządza pojazdami oraz rezerwacjami klientów.</text:span></text:p>
          </table:table-cell>
        </table:table-row>
        <table:table-row table:style-name="TableLine105553165884160">
          <table:table-cell table:style-name="Tabela2.A2" office:value-type="string">
            <text:p text:style-name="P74">Administrator</text:p>
          </table:table-cell>
          <table:table-cell table:style-name="Tabela2.A2" office:value-type="string">
            <text:p text:style-name="P74">ADMIN</text:p>
          </table:table-cell>
          <table:table-cell table:style-name="Tabela2.C2" office:value-type="string">
            <text:p text:style-name="P77">Użytkownik uwierzytelniony.</text:p>
            <text:p text:style-name="P77">Posiada konto stworzone przez innego administratora.</text:p>
            <text:p text:style-name="P77">Zarządza kontami użytkowników.</text:p>
          </table:table-cell>
        </table:table-row>
      </table:table>
      <text:p text:style-name="P29"/>
      <text:p text:style-name="P29"><text:span text:style-name="T74">Wszystkie pojazdy mają określoną cenę wynajmu, jest ona naliczana za każdy dzień rezerwacji. </text:span><text:span text:style-name="T88">Ponadto posiadają one </text:span><text:span text:style-name="T90">flagę „active”</text:span><text:span text:style-name="T88"> </text:span><text:span text:style-name="T89">będącą wartością logiczną</text:span><text:span text:style-name="T88">, któr</text:span><text:span text:style-name="T89">a</text:span><text:span text:style-name="T88"> określa czy dany pojazd może zostać wynajęty. Nie ma możliwości usunięcia pojazdu – w przypadku, gdy staje się on niezdatny do użytku </text:span><text:span text:style-name="T91">wartość flagi „active” zostaje ustawiona na fałsz.</text:span><text:span text:style-name="T74"> </text:span><text:span text:style-name="T75">Rezerwacja posiada przypisany do niej status, </text:span><text:span text:style-name="T76">natomiast statusom są przypisane następujące liczby:</text:span></text:p>
      <text:p text:style-name="P32"><text:s text:c="6"/>0. <text:s text:c="2"/>Złożony</text:p>
      <text:list xml:id="list1607068714" text:style-name="L12">
        <text:list-item>
          <text:p text:style-name="P97">Anulowany</text:p>
        </text:list-item>
        <text:list-item>
          <text:p text:style-name="P97">Zakończony.</text:p>
        </text:list-item>
      </text:list>
      <text:h text:style-name="P65" text:outline-level="2"><text:bookmark-start text:name="__RefHeading___Toc512_4217443648"/>3.5. Oferowana funkcjonalność<text:bookmark-end text:name="__RefHeading___Toc512_4217443648"/></text:h>
      <text:p text:style-name="P19"><text:tab/><text:span text:style-name="T76">System oferuje użytkownikom następujące przypadki użycia:</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105553165912576">
          <table:table-cell table:style-name="Tabela1.A1" office:value-type="string">
            <text:p text:style-name="P46">P.U.</text:p>
          </table:table-cell>
          <table:table-cell table:style-name="Tabela1.A1" office:value-type="string">
            <text:p text:style-name="P46">Nazwa</text:p>
          </table:table-cell>
          <table:table-cell table:style-name="Tabela1.A1" office:value-type="string">
            <text:p text:style-name="P46">Użytkownik nieuwierzytelniony</text:p>
          </table:table-cell>
          <table:table-cell table:style-name="Tabela1.A1" office:value-type="string">
            <text:p text:style-name="P46">Klient</text:p>
          </table:table-cell>
          <table:table-cell table:style-name="Tabela1.A1" office:value-type="string">
            <text:p text:style-name="P46">Pracownik</text:p>
          </table:table-cell>
          <table:table-cell table:style-name="Tabela1.F1" office:value-type="string">
            <text:p text:style-name="P46">Administrator</text:p>
          </table:table-cell>
        </table:table-row>
        <table:table-row table:style-name="TableLine105553165915136">
          <table:table-cell table:style-name="Tabela1.A2" office:value-type="string">
            <text:p text:style-name="P44">MOK.1</text:p>
          </table:table-cell>
          <table:table-cell table:style-name="Tabela1.A2" office:value-type="string">
            <text:p text:style-name="P46">Zarejestruj</text:p>
          </table:table-cell>
          <table:table-cell table:style-name="Tabela1.A2" office:value-type="string">
            <text:p text:style-name="P50">✓</text:p>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47"/>
          </table:table-cell>
        </table:table-row>
        <table:table-row table:style-name="TableLine105553165916928">
          <table:table-cell table:style-name="Tabela1.A2" office:value-type="string">
            <text:p text:style-name="P45">MOK.<text:span text:style-name="T77">2</text:span></text:p>
          </table:table-cell>
          <table:table-cell table:style-name="Tabela1.A2" office:value-type="string">
            <text:p text:style-name="P46">Zaloguj</text:p>
          </table:table-cell>
          <table:table-cell table:style-name="Tabela1.A2" office:value-type="string">
            <text:p text:style-name="P50">✓</text:p>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47"/>
          </table:table-cell>
        </table:table-row>
        <table:table-row table:style-name="TableLine105553165917440">
          <table:table-cell table:style-name="Tabela1.A2" office:value-type="string">
            <text:p text:style-name="P45">MOK.<text:span text:style-name="T77">3</text:span></text:p>
          </table:table-cell>
          <table:table-cell table:style-name="Tabela1.A2" office:value-type="string">
            <text:p text:style-name="P46">Wyloguj</text:p>
          </table:table-cell>
          <table:table-cell table:style-name="Tabela1.A2" office:value-type="string">
            <text:p text:style-name="P47"/>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5917696">
          <table:table-cell table:style-name="Tabela1.A2" office:value-type="string">
            <text:p text:style-name="P45">MOK.<text:span text:style-name="T77">4</text:span></text:p>
          </table:table-cell>
          <table:table-cell table:style-name="Tabela1.A2" office:value-type="string">
            <text:p text:style-name="P46">Zresetuj hasło</text:p>
          </table:table-cell>
          <table:table-cell table:style-name="Tabela1.A2" office:value-type="string">
            <text:p text:style-name="P50">✓</text:p>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47"/>
          </table:table-cell>
        </table:table-row>
        <table:table-row table:style-name="TableLine105553165917952">
          <table:table-cell table:style-name="Tabela1.A2" office:value-type="string">
            <text:p text:style-name="P45">MOK.<text:span text:style-name="T77">5</text:span></text:p>
          </table:table-cell>
          <table:table-cell table:style-name="Tabela1.A2" office:value-type="string">
            <text:p text:style-name="P49">Przełącz poziom dostępu</text:p>
          </table:table-cell>
          <table:table-cell table:style-name="Tabela1.A2" office:value-type="string">
            <text:p text:style-name="P47"/>
          </table:table-cell>
          <table:table-cell table:style-name="Tabela1.A2" office:value-type="string">
            <text:p text:style-name="P50">✓</text:p>
          </table:table-cell>
          <table:table-cell table:style-name="Tabela1.A2" office:value-type="string">
            <text:p text:style-name="P50">✓</text:p>
          </table:table-cell>
          <table:table-cell table:style-name="Tabela1.F2" office:value-type="string">
            <text:p text:style-name="P50">✓</text:p>
          </table:table-cell>
        </table:table-row>
        <table:table-row table:style-name="TableLine105553165917184">
          <table:table-cell table:style-name="Tabela1.A2" office:value-type="string">
            <text:p text:style-name="P45">MOK.<text:span text:style-name="T77">6</text:span></text:p>
          </table:table-cell>
          <table:table-cell table:style-name="Tabela1.A2" office:value-type="string">
            <text:p text:style-name="P49">Utwórz konto</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18208">
          <table:table-cell table:style-name="Tabela1.A2" office:value-type="string">
            <text:p text:style-name="P45">MOK.<text:span text:style-name="T77">7</text:span></text:p>
          </table:table-cell>
          <table:table-cell table:style-name="Tabela1.A2" office:value-type="string">
            <text:p text:style-name="P49">Zablokuj/odblokuj konto</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18464">
          <table:table-cell table:style-name="Tabela1.A2" office:value-type="string">
            <text:p text:style-name="P45">MOK.<text:span text:style-name="T77">8</text:span></text:p>
          </table:table-cell>
          <table:table-cell table:style-name="Tabela1.A2" office:value-type="string">
            <text:p text:style-name="P49">Zmień poziomy dostępu konta</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18720">
          <table:table-cell table:style-name="Tabela1.A2" office:value-type="string">
            <text:p text:style-name="P45">MOK.<text:span text:style-name="T77">9</text:span></text:p>
          </table:table-cell>
          <table:table-cell table:style-name="Tabela1.A2" office:value-type="string">
            <text:p text:style-name="P49">Wyświetl wszystkie konta</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18976">
          <table:table-cell table:style-name="Tabela1.A2" office:value-type="string">
            <text:p text:style-name="P45">MOK.1<text:span text:style-name="T77">0</text:span></text:p>
          </table:table-cell>
          <table:table-cell table:style-name="Tabela1.A2" office:value-type="string">
            <text:p text:style-name="P49">Filtruj listę kont</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19232">
          <table:table-cell table:style-name="Tabela1.A2" office:value-type="string">
            <text:p text:style-name="P45">MOK.1<text:span text:style-name="T77">1</text:span></text:p>
          </table:table-cell>
          <table:table-cell table:style-name="Tabela1.A2" office:value-type="string">
            <text:p text:style-name="P49">Wyświetl szczegóły własnego konta</text:p>
          </table:table-cell>
          <table:table-cell table:style-name="Tabela1.A2" office:value-type="string">
            <text:p text:style-name="P47"/>
          </table:table-cell>
          <table:table-cell table:style-name="Tabela1.A2" office:value-type="string">
            <text:p text:style-name="P51">✓</text:p>
          </table:table-cell>
          <table:table-cell table:style-name="Tabela1.A2" office:value-type="string">
            <text:p text:style-name="P51">✓</text:p>
          </table:table-cell>
          <table:table-cell table:style-name="Tabela1.F2" office:value-type="string">
            <text:p text:style-name="P51">✓</text:p>
          </table:table-cell>
        </table:table-row>
        <table:table-row table:style-name="TableLine105553165919488">
          <table:table-cell table:style-name="Tabela1.A2" office:value-type="string">
            <text:p text:style-name="P45">MOK.1<text:span text:style-name="T77">2</text:span></text:p>
          </table:table-cell>
          <table:table-cell table:style-name="Tabela1.A2" office:value-type="string">
            <text:p text:style-name="P49">Wyświetl szczegóły konta innego użytkownika</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19744">
          <table:table-cell table:style-name="Tabela1.A2" office:value-type="string">
            <text:p text:style-name="P45">MOK.1<text:span text:style-name="T77">3</text:span></text:p>
          </table:table-cell>
          <table:table-cell table:style-name="Tabela1.A2" office:value-type="string">
            <text:p text:style-name="P49">Edytuj dane własnego konta</text:p>
          </table:table-cell>
          <table:table-cell table:style-name="Tabela1.A2" office:value-type="string">
            <text:p text:style-name="P47"/>
          </table:table-cell>
          <table:table-cell table:style-name="Tabela1.A2" office:value-type="string">
            <text:p text:style-name="P51">✓</text:p>
          </table:table-cell>
          <table:table-cell table:style-name="Tabela1.A2" office:value-type="string">
            <text:p text:style-name="P51">✓</text:p>
          </table:table-cell>
          <table:table-cell table:style-name="Tabela1.F2" office:value-type="string">
            <text:p text:style-name="P51">✓</text:p>
          </table:table-cell>
        </table:table-row>
        <text:soft-page-break/>
        <table:table-row table:style-name="TableLine105553165920000">
          <table:table-cell table:style-name="Tabela1.A2" office:value-type="string">
            <text:p text:style-name="P45">MOK.1<text:span text:style-name="T77">4</text:span></text:p>
          </table:table-cell>
          <table:table-cell table:style-name="Tabela1.A2" office:value-type="string">
            <text:p text:style-name="P49">Edytuj dane konta innego użytkownika</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20256">
          <table:table-cell table:style-name="Tabela1.A2" office:value-type="string">
            <text:p text:style-name="P45">MOK.1<text:span text:style-name="T77">5</text:span></text:p>
          </table:table-cell>
          <table:table-cell table:style-name="Tabela1.A2" office:value-type="string">
            <text:p text:style-name="P49">Zmień własne hasło</text:p>
          </table:table-cell>
          <table:table-cell table:style-name="Tabela1.A2" office:value-type="string">
            <text:p text:style-name="P47"/>
          </table:table-cell>
          <table:table-cell table:style-name="Tabela1.A2" office:value-type="string">
            <text:p text:style-name="P51">✓</text:p>
          </table:table-cell>
          <table:table-cell table:style-name="Tabela1.A2" office:value-type="string">
            <text:p text:style-name="P51">✓</text:p>
          </table:table-cell>
          <table:table-cell table:style-name="Tabela1.F2" office:value-type="string">
            <text:p text:style-name="P51">✓</text:p>
          </table:table-cell>
        </table:table-row>
        <table:table-row table:style-name="TableLine105553165920512">
          <table:table-cell table:style-name="Tabela1.A2" office:value-type="string">
            <text:p text:style-name="P45">MOK.1<text:span text:style-name="T77">6</text:span></text:p>
          </table:table-cell>
          <table:table-cell table:style-name="Tabela1.A2" office:value-type="string">
            <text:p text:style-name="P49">Zmień hasło innego użytkownika</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21024">
          <table:table-cell table:style-name="Tabela1.A2" office:value-type="string">
            <text:p text:style-name="P45">MOK.1<text:span text:style-name="T77">7</text:span></text:p>
          </table:table-cell>
          <table:table-cell table:style-name="Tabela1.A2" office:value-type="string">
            <text:p text:style-name="P49">Wyślij maila potwierdzającego</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F2" office:value-type="string">
            <text:p text:style-name="P51">✓</text:p>
          </table:table-cell>
        </table:table-row>
        <table:table-row table:style-name="TableLine105553165921280">
          <table:table-cell table:style-name="Tabela1.A2" office:value-type="string">
            <text:p text:style-name="P48">MOP.1</text:p>
          </table:table-cell>
          <table:table-cell table:style-name="Tabela1.A2" office:value-type="string">
            <text:p text:style-name="P49">Dodaj pojazd</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51">✓</text:p>
          </table:table-cell>
          <table:table-cell table:style-name="Tabela1.F2" office:value-type="string">
            <text:p text:style-name="P51"/>
          </table:table-cell>
        </table:table-row>
        <table:table-row table:style-name="TableLine105553165921536">
          <table:table-cell table:style-name="Tabela1.A2" office:value-type="string">
            <text:p text:style-name="P48">MOP.2</text:p>
          </table:table-cell>
          <table:table-cell table:style-name="Tabela1.A2" office:value-type="string">
            <text:p text:style-name="P49">Edytuj pojazd</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51">✓</text:p>
          </table:table-cell>
          <table:table-cell table:style-name="Tabela1.F2" office:value-type="string">
            <text:p text:style-name="P51"/>
          </table:table-cell>
        </table:table-row>
        <table:table-row table:style-name="TableLine105553165921792">
          <table:table-cell table:style-name="Tabela1.A2" office:value-type="string">
            <text:p text:style-name="P48">MOP.3</text:p>
          </table:table-cell>
          <table:table-cell table:style-name="Tabela1.A2" office:value-type="string">
            <text:p text:style-name="P49">Aktywuj/dezaktywuj pojazd</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51">✓</text:p>
          </table:table-cell>
          <table:table-cell table:style-name="Tabela1.F2" office:value-type="string">
            <text:p text:style-name="P51"/>
          </table:table-cell>
        </table:table-row>
        <table:table-row table:style-name="TableLine105553165922048">
          <table:table-cell table:style-name="Tabela1.A2" office:value-type="string">
            <text:p text:style-name="P48">MOP.4</text:p>
          </table:table-cell>
          <table:table-cell table:style-name="Tabela1.A2" office:value-type="string">
            <text:p text:style-name="P49">Wyświetl wszystkie pojazdy</text:p>
          </table:table-cell>
          <table:table-cell table:style-name="Tabela1.A2" office:value-type="string">
            <text:p text:style-name="P51">✓</text:p>
          </table:table-cell>
          <table:table-cell table:style-name="Tabela1.A2" office:value-type="string">
            <text:p text:style-name="P51">✓</text:p>
          </table:table-cell>
          <table:table-cell table:style-name="Tabela1.A2" office:value-type="string">
            <text:p text:style-name="P51">✓</text:p>
          </table:table-cell>
          <table:table-cell table:style-name="Tabela1.F2" office:value-type="string">
            <text:p text:style-name="P51">✓</text:p>
          </table:table-cell>
        </table:table-row>
        <table:table-row table:style-name="TableLine105553165922304">
          <table:table-cell table:style-name="Tabela1.A2" office:value-type="string">
            <text:p text:style-name="P48">MOP.5</text:p>
          </table:table-cell>
          <table:table-cell table:style-name="Tabela1.A2" office:value-type="string">
            <text:p text:style-name="P49">Filtruj listę pojazdów</text:p>
          </table:table-cell>
          <table:table-cell table:style-name="Tabela1.A2" office:value-type="string">
            <text:p text:style-name="P51">✓</text:p>
          </table:table-cell>
          <table:table-cell table:style-name="Tabela1.A2" office:value-type="string">
            <text:p text:style-name="P51">✓</text:p>
          </table:table-cell>
          <table:table-cell table:style-name="Tabela1.A2" office:value-type="string">
            <text:p text:style-name="P51">✓</text:p>
          </table:table-cell>
          <table:table-cell table:style-name="Tabela1.F2" office:value-type="string">
            <text:p text:style-name="P51">✓</text:p>
          </table:table-cell>
        </table:table-row>
        <table:table-row table:style-name="TableLine105553165922560">
          <table:table-cell table:style-name="Tabela1.A2" office:value-type="string">
            <text:p text:style-name="P48">MOP.6</text:p>
          </table:table-cell>
          <table:table-cell table:style-name="Tabela1.A2" office:value-type="string">
            <text:p text:style-name="P49">Wyświetl szczegóły pojazdu</text:p>
          </table:table-cell>
          <table:table-cell table:style-name="Tabela1.A2" office:value-type="string">
            <text:p text:style-name="P51">✓</text:p>
          </table:table-cell>
          <table:table-cell table:style-name="Tabela1.A2" office:value-type="string">
            <text:p text:style-name="P51">✓</text:p>
          </table:table-cell>
          <table:table-cell table:style-name="Tabela1.A2" office:value-type="string">
            <text:p text:style-name="P51">✓</text:p>
          </table:table-cell>
          <table:table-cell table:style-name="Tabela1.F2" office:value-type="string">
            <text:p text:style-name="P51">✓</text:p>
          </table:table-cell>
        </table:table-row>
        <table:table-row table:style-name="TableLine105553165922816">
          <table:table-cell table:style-name="Tabela1.A2" office:value-type="string">
            <text:p text:style-name="P53">MOR.1</text:p>
          </table:table-cell>
          <table:table-cell table:style-name="Tabela1.A2" office:value-type="string">
            <text:p text:style-name="P54">Zarezerwuj pojazd</text:p>
          </table:table-cell>
          <table:table-cell table:style-name="Tabela1.A2" office:value-type="string">
            <text:p text:style-name="P47"/>
          </table:table-cell>
          <table:table-cell table:style-name="Tabela1.A2" office:value-type="string">
            <text:p text:style-name="P52">✓</text:p>
          </table:table-cell>
          <table:table-cell table:style-name="Tabela1.A2" office:value-type="string">
            <text:p text:style-name="P47"/>
          </table:table-cell>
          <table:table-cell table:style-name="Tabela1.F2" office:value-type="string">
            <text:p text:style-name="P51"/>
          </table:table-cell>
        </table:table-row>
        <table:table-row table:style-name="TableLine105553165923072">
          <table:table-cell table:style-name="Tabela1.A2" office:value-type="string">
            <text:p text:style-name="P53">MOR.2</text:p>
          </table:table-cell>
          <table:table-cell table:style-name="Tabela1.A2" office:value-type="string">
            <text:p text:style-name="P54">Zmień status rezerwacji</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52">✓</text:p>
          </table:table-cell>
          <table:table-cell table:style-name="Tabela1.F2" office:value-type="string">
            <text:p text:style-name="P51"/>
          </table:table-cell>
        </table:table-row>
        <table:table-row table:style-name="TableLine105553165923328">
          <table:table-cell table:style-name="Tabela1.A2" office:value-type="string">
            <text:p text:style-name="P53">MOR.3</text:p>
          </table:table-cell>
          <table:table-cell table:style-name="Tabela1.A2" office:value-type="string">
            <text:p text:style-name="P54">Anuluj własną rezerwację</text:p>
          </table:table-cell>
          <table:table-cell table:style-name="Tabela1.A2" office:value-type="string">
            <text:p text:style-name="P47"/>
          </table:table-cell>
          <table:table-cell table:style-name="Tabela1.A2" office:value-type="string">
            <text:p text:style-name="P52">✓</text:p>
          </table:table-cell>
          <table:table-cell table:style-name="Tabela1.A2" office:value-type="string">
            <text:p text:style-name="P47"/>
          </table:table-cell>
          <table:table-cell table:style-name="Tabela1.F2" office:value-type="string">
            <text:p text:style-name="P51"/>
          </table:table-cell>
        </table:table-row>
        <table:table-row table:style-name="TableLine105553165923584">
          <table:table-cell table:style-name="Tabela1.A2" office:value-type="string">
            <text:p text:style-name="P53">MOR.4</text:p>
          </table:table-cell>
          <table:table-cell table:style-name="Tabela1.A2" office:value-type="string">
            <text:p text:style-name="P54">Wyświetl wszystkie rezerwacje</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52">✓</text:p>
          </table:table-cell>
          <table:table-cell table:style-name="Tabela1.F2" office:value-type="string">
            <text:p text:style-name="P51"/>
          </table:table-cell>
        </table:table-row>
        <table:table-row table:style-name="TableLine105553165923840">
          <table:table-cell table:style-name="Tabela1.A2" office:value-type="string">
            <text:p text:style-name="P53">MOR.5</text:p>
          </table:table-cell>
          <table:table-cell table:style-name="Tabela1.A2" office:value-type="string">
            <text:p text:style-name="P54">Filtruj listę rezerwacji</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52">✓</text:p>
          </table:table-cell>
          <table:table-cell table:style-name="Tabela1.F2" office:value-type="string">
            <text:p text:style-name="P51"/>
          </table:table-cell>
        </table:table-row>
        <table:table-row table:style-name="TableLine105553165924096">
          <table:table-cell table:style-name="Tabela1.A2" office:value-type="string">
            <text:p text:style-name="P53">MOR.6</text:p>
          </table:table-cell>
          <table:table-cell table:style-name="Tabela1.A2" office:value-type="string">
            <text:p text:style-name="P54">Wyświetl własne rezerwacje</text:p>
          </table:table-cell>
          <table:table-cell table:style-name="Tabela1.A2" office:value-type="string">
            <text:p text:style-name="P47"/>
          </table:table-cell>
          <table:table-cell table:style-name="Tabela1.A2" office:value-type="string">
            <text:p text:style-name="P52">✓</text:p>
          </table:table-cell>
          <table:table-cell table:style-name="Tabela1.A2" office:value-type="string">
            <text:p text:style-name="P47"/>
          </table:table-cell>
          <table:table-cell table:style-name="Tabela1.F2" office:value-type="string">
            <text:p text:style-name="P51"/>
          </table:table-cell>
        </table:table-row>
        <table:table-row table:style-name="TableLine105553165924352">
          <table:table-cell table:style-name="Tabela1.A2" office:value-type="string">
            <text:p text:style-name="P53">MOR.7</text:p>
          </table:table-cell>
          <table:table-cell table:style-name="Tabela1.A2" office:value-type="string">
            <text:p text:style-name="P54">Wyświetl szczegóły rezerwacji</text:p>
          </table:table-cell>
          <table:table-cell table:style-name="Tabela1.A2" office:value-type="string">
            <text:p text:style-name="P47"/>
          </table:table-cell>
          <table:table-cell table:style-name="Tabela1.A2" office:value-type="string">
            <text:p text:style-name="P52">✓</text:p>
          </table:table-cell>
          <table:table-cell table:style-name="Tabela1.A2" office:value-type="string">
            <text:p text:style-name="P52">✓</text:p>
          </table:table-cell>
          <table:table-cell table:style-name="Tabela1.F2" office:value-type="string">
            <text:p text:style-name="P51"/>
          </table:table-cell>
        </table:table-row>
        <table:table-row table:style-name="TableLine105553165924608">
          <table:table-cell table:style-name="Tabela1.A2" office:value-type="string">
            <text:p text:style-name="P53">MOR.8</text:p>
          </table:table-cell>
          <table:table-cell table:style-name="Tabela1.A2" office:value-type="string">
            <text:p text:style-name="P54">Edytuj rezerwację</text:p>
          </table:table-cell>
          <table:table-cell table:style-name="Tabela1.A2" office:value-type="string">
            <text:p text:style-name="P47"/>
          </table:table-cell>
          <table:table-cell table:style-name="Tabela1.A2" office:value-type="string">
            <text:p text:style-name="P52">✓</text:p>
          </table:table-cell>
          <table:table-cell table:style-name="Tabela1.A2" office:value-type="string">
            <text:p text:style-name="P47"/>
          </table:table-cell>
          <table:table-cell table:style-name="Tabela1.F2" office:value-type="string">
            <text:p text:style-name="P51"/>
          </table:table-cell>
        </table:table-row>
      </table:table>
      <text:p text:style-name="P30"/>
      <text:h text:style-name="P65" text:outline-level="2"><text:bookmark-start text:name="__RefHeading___Toc514_4217443648"/>3.6. Zastosowany model<text:bookmark-end text:name="__RefHeading___Toc514_4217443648"/></text:h>
      <text:p text:style-name="P38"><text:tab/>Ze względu na bezstanową naturę aplikacji warstwy logiki biznesowej, <text:span text:style-name="T85">do uwierzytelniania oraz autoryzacji wykorzystano żetony JWT (JSON Web Token) </text:span><text:span text:style-name="T86">o krótkim czasie ważności (możliwym do skonfigurowania poprzez parametry uruchomieniowe aplikacji warstwy logiki biznesowej)</text:span><text:span text:style-name="T85">. W odróżnieniu od tradycyjnej sesji użytkownika, to rozwiązanie oferuje większą wydajność oraz lepsze możliwości skalowania aplikacji.</text:span></text:p>
      <text:p text:style-name="P39">Rozszerzenie funkcjonalności oferowanej przez bibliotekę Spring Security.</text:p>
      <text:p text:style-name="P39">Implementacja własnego mechanizmu uwierzytelniania (hasło maskowane).</text:p>
      <text:p text:style-name="P41"><text:soft-page-break/>Hasła użytkowników tworzone w sposób hybrydowy (użytkownik podaje pierwsze kilka znaków, reszta jest generowana losowo).</text:p>
      <text:p text:style-name="P39">Mapowanie grup na role.</text:p>
      <text:p text:style-name="P39">Jeden użytkownik może być przypisany do wielu grup.</text:p>
      <text:p text:style-name="P39">Dostęp do zasobów na podstawie ról użytkowników.</text:p>
      <text:p text:style-name="P39">Rola per metoda kontrolera.</text:p>
      <text:p text:style-name="P39">Dwufazowe uwierzytelnianie przy pomocy jednorazowych kodów o ograniczonej dacie ważności, które są generowane przez aplikację na smartfonie.</text:p>
      <text:p text:style-name="P39">Dodatkowe potwierdzenie przy wykonywaniu krytycznych operacji przy pomocy jednorazowych kodów.</text:p>
      <text:p text:style-name="P39">Wykorzystanie mechanizmu reCAPTCHA przy rejestracji, logowaniu, resetowaniu hasła.</text:p>
      <text:p text:style-name="P40"><text:span text:style-name="T85">Przechowywanie w bazie danych informacji audytowych (tożsamości użytkownika, który dokonał </text:span><text:span text:style-name="T86">utworzenia/</text:span><text:span text:style-name="T85">modyfikacji danego obiektu oraz <text:s/>daty tej </text:span><text:span text:style-name="T86">akcji</text:span><text:span text:style-name="T85">).</text:span></text:p>
      <text:p text:style-name="P39">Przechowywanie w bazie danych logów <text:span text:style-name="T86">dotyczących wywołań metod biznesowych z uwzględnieniem strefy czasowej, w jakiej znajdował się użytkownik, który zainicjował to wywołanie.</text:span></text:p>
      <text:p text:style-name="P41">Zastosowanie innego konta bazodanowego o minimalnych uprawnieniach przy dostępie do danych przypisanych do każdego z modułów funkcjonalnych.</text:p>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59" text:outline-level="1"><text:bookmark-start text:name="__RefHeading___Toc1613_248183942"/>Bibliografia<text:bookmark-end text:name="__RefHeading___Toc1613_248183942"/></text:h>
          </text:index-title>
          <text:p text:style-name="P42">[1] Publikacja NIST 800-63B dotycząca wytycznych bezpieczeństwa w sieci, artykuł 5.1, https://pages.nist.gov/800-63-3/sp800-63b.html</text:p>
          <text:p text:style-name="P42">[2] Dyrektywa Parlamentu Europejskiego i Rady (UE) 2015/2366, artykuł 4, punkt 30, https://eur-lex.europa.eu/legal-content/PL/TXT/HTML/?uri=CELEX:32015L2366&amp;from=EN#d1e1384-35-1</text:p>
          <text:p text:style-name="P42">[3] Badanie laboratorium CUPS z Carnegie Mellon University dotyczące zachowań użytkowników, https://cups.cs.cmu.edu/soups/2010/proceedings/a2_shay.pdf</text:p>
          <text:p text:style-name="P42">[4] Lista podatności aplikacji sieciowych OWASP Top Ten, https://owasp.org/www-project-top-ten/</text:p>
          <text:p text:style-name="P42">[5] Michael Mikowski, Josh Powell, <text:span text:style-name="User_20_Entry">Single Page Web Applications: JavaScript End-to-end</text:span>, Manning Publications, 2013</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Wstęp</text:chapter></text:p>
      </style:header>
      <style:footer>
        <text:p text:style-name="MP1"><text:page-number text:select-page="current">3</text:page-number></text:p>
      </style:footer>
      <style:footer-left>
        <text:p text:style-name="MP2"><text:page-number text:select-page="current">14</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1T22:23:09.084377590</dc:date>
    <meta:editing-duration>PT5H53M35S</meta:editing-duration>
    <meta:editing-cycles>59</meta:editing-cycles>
    <meta:generator>LibreOffice/7.0.3.1$MacOSX_X86_64 LibreOffice_project/d7547858d014d4cf69878db179d326fc3483e082</meta:generator>
    <meta:document-statistic meta:table-count="2" meta:image-count="0" meta:object-count="0" meta:page-count="14" meta:paragraph-count="293" meta:word-count="2381" meta:character-count="18808" meta:non-whitespace-character-count="16514"/>
  </office:meta>
</office:document-meta>
</file>